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713cm" fo:margin-left="1.09cm" table:align="left"/>
    </style:style>
    <style:style style:name="Table1.A" style:family="table-column">
      <style:table-column-properties style:column-width="4.703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5.512cm"/>
    </style:style>
    <style:style style:name="Table1.A1" style:family="table-cell">
      <style:table-cell-properties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9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336699" fo:padding="0.097cm" fo:border="0.05pt solid #000000">
        <style:background-image/>
      </style:table-cell-properties>
    </style:style>
    <style:style style:name="Table1.A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66cc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1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00cc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8.599cm" fo:margin-left="4.507cm" table:align="left"/>
    </style:style>
    <style:style style:name="Table3.A" style:family="table-column">
      <style:table-column-properties style:column-width="3.993cm"/>
    </style:style>
    <style:style style:name="Table3.B" style:family="table-column">
      <style:table-column-properties style:column-width="4.606cm"/>
    </style:style>
    <style:style style:name="Table3.1" style:family="table-row">
      <style:table-row-properties style:min-row-height="2.2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min-row-height="2.517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3085c5" officeooo:paragraph-rsid="003085c5"/>
    </style:style>
    <style:style style:name="P2" style:family="paragraph" style:parent-style-name="Table_20_Contents">
      <style:text-properties fo:font-weight="normal" officeooo:rsid="004f3bf3" officeooo:paragraph-rsid="0067e9b2" style:font-weight-asian="normal" style:font-weight-complex="normal"/>
    </style:style>
    <style:style style:name="P3" style:family="paragraph" style:parent-style-name="Table_20_Contents">
      <style:text-properties fo:font-weight="normal" officeooo:rsid="006b9287" officeooo:paragraph-rsid="006b9287" style:font-weight-asian="normal" style:font-weight-complex="normal"/>
    </style:style>
    <style:style style:name="P4" style:family="paragraph" style:parent-style-name="Table_20_Contents">
      <style:text-properties fo:font-weight="normal" officeooo:rsid="006cf25c" officeooo:paragraph-rsid="006cf25c" style:font-weight-asian="normal" style:font-weight-complex="normal"/>
    </style:style>
    <style:style style:name="P5" style:family="paragraph" style:parent-style-name="Table_20_Contents">
      <style:text-properties fo:font-weight="normal" officeooo:rsid="006fc4cd" officeooo:paragraph-rsid="006fc4cd" style:font-weight-asian="normal" style:font-weight-complex="normal"/>
    </style:style>
    <style:style style:name="P6" style:family="paragraph" style:parent-style-name="Table_20_Contents">
      <style:text-properties fo:font-weight="normal" officeooo:rsid="001ac61c" officeooo:paragraph-rsid="008c2a9e" style:font-weight-asian="normal" style:font-weight-complex="normal"/>
    </style:style>
    <style:style style:name="P7" style:family="paragraph" style:parent-style-name="Table_20_Contents">
      <style:text-properties fo:font-weight="normal" officeooo:rsid="00907326" officeooo:paragraph-rsid="0090766c" style:font-weight-asian="normal" style:font-weight-complex="normal"/>
    </style:style>
    <style:style style:name="P8" style:family="paragraph" style:parent-style-name="Table_20_Contents">
      <style:text-properties fo:font-weight="normal" officeooo:rsid="0091cd56" officeooo:paragraph-rsid="0091fdb6" style:font-weight-asian="normal" style:font-weight-complex="normal"/>
    </style:style>
    <style:style style:name="P9" style:family="paragraph" style:parent-style-name="Table_20_Contents">
      <style:text-properties officeooo:paragraph-rsid="0093bafa"/>
    </style:style>
    <style:style style:name="P10" style:family="paragraph" style:parent-style-name="Table_20_Contents">
      <style:text-properties fo:font-weight="bold" officeooo:rsid="0095a92c" officeooo:paragraph-rsid="0095a92c" style:font-weight-asian="bold" style:font-weight-complex="bold"/>
    </style:style>
    <style:style style:name="P11" style:family="paragraph" style:parent-style-name="Table_20_Contents">
      <style:text-properties officeooo:rsid="010a99f8" officeooo:paragraph-rsid="01167eba"/>
    </style:style>
    <style:style style:name="P12" style:family="paragraph" style:parent-style-name="Table_20_Contents">
      <style:text-properties officeooo:rsid="010b647e" officeooo:paragraph-rsid="01167eba"/>
    </style:style>
    <style:style style:name="P13" style:family="paragraph" style:parent-style-name="Table_20_Contents">
      <style:text-properties officeooo:paragraph-rsid="01167eba"/>
    </style:style>
    <style:style style:name="P14" style:family="paragraph" style:parent-style-name="Standard">
      <style:text-properties fo:font-weight="bold" officeooo:rsid="00258738" officeooo:paragraph-rsid="00258738" style:font-weight-asian="bold" style:font-weight-complex="bold"/>
    </style:style>
    <style:style style:name="P15" style:family="paragraph" style:parent-style-name="Standard">
      <style:text-properties fo:font-weight="bold" officeooo:rsid="004c3123" officeooo:paragraph-rsid="004c3123" style:font-weight-asian="bold" style:font-weight-complex="bold"/>
    </style:style>
    <style:style style:name="P16" style:family="paragraph" style:parent-style-name="Standard">
      <style:text-properties fo:font-weight="bold" officeooo:rsid="004d73bc" officeooo:paragraph-rsid="004d73bc" style:font-weight-asian="bold" style:font-weight-complex="bold"/>
    </style:style>
    <style:style style:name="P17" style:family="paragraph" style:parent-style-name="Standard">
      <style:text-properties fo:font-weight="bold" officeooo:rsid="004fcc64" officeooo:paragraph-rsid="004fcc64" style:font-weight-asian="bold" style:font-weight-complex="bold"/>
    </style:style>
    <style:style style:name="P18" style:family="paragraph" style:parent-style-name="Standard">
      <style:text-properties fo:font-weight="bold" officeooo:rsid="00c5451a" officeooo:paragraph-rsid="00c5451a" style:font-weight-asian="bold" style:font-weight-complex="bold"/>
    </style:style>
    <style:style style:name="P19" style:family="paragraph" style:parent-style-name="Standard">
      <style:text-properties fo:font-weight="bold" officeooo:rsid="000bf9ff" officeooo:paragraph-rsid="000bf9ff" style:font-weight-asian="bold" style:font-weight-complex="bold"/>
    </style:style>
    <style:style style:name="P20" style:family="paragraph" style:parent-style-name="Standard">
      <style:text-properties fo:font-weight="normal" officeooo:rsid="000bf9ff" officeooo:paragraph-rsid="000bf9ff" style:font-weight-asian="normal" style:font-weight-complex="normal"/>
    </style:style>
    <style:style style:name="P21" style:family="paragraph" style:parent-style-name="Standard">
      <style:text-properties fo:font-weight="normal" officeooo:rsid="000dca8f" officeooo:paragraph-rsid="000dca8f" style:font-weight-asian="normal" style:font-weight-complex="normal"/>
    </style:style>
    <style:style style:name="P22" style:family="paragraph" style:parent-style-name="Standard">
      <style:text-properties fo:font-weight="normal" officeooo:rsid="000fb0d7" officeooo:paragraph-rsid="000fb0d7" style:font-weight-asian="normal" style:font-weight-complex="normal"/>
    </style:style>
    <style:style style:name="P23" style:family="paragraph" style:parent-style-name="Standard">
      <style:text-properties fo:font-weight="normal" officeooo:rsid="0010a85a" officeooo:paragraph-rsid="0010a85a" style:font-weight-asian="normal" style:font-weight-complex="normal"/>
    </style:style>
    <style:style style:name="P24" style:family="paragraph" style:parent-style-name="Standard">
      <style:text-properties fo:font-weight="normal" officeooo:rsid="001ba282" officeooo:paragraph-rsid="0010a85a" style:font-weight-asian="normal" style:font-weight-complex="normal"/>
    </style:style>
    <style:style style:name="P25" style:family="paragraph" style:parent-style-name="Standard">
      <style:text-properties fo:font-weight="normal" officeooo:rsid="00258738" officeooo:paragraph-rsid="001ba282" style:font-weight-asian="normal" style:font-weight-complex="normal"/>
    </style:style>
    <style:style style:name="P26" style:family="paragraph" style:parent-style-name="Standard">
      <style:text-properties fo:font-weight="normal" officeooo:rsid="002c0147" officeooo:paragraph-rsid="002c0147" style:font-weight-asian="normal" style:font-weight-complex="normal"/>
    </style:style>
    <style:style style:name="P27" style:family="paragraph" style:parent-style-name="Standard">
      <style:text-properties fo:font-weight="normal" officeooo:rsid="004c3123" officeooo:paragraph-rsid="004c3123" style:font-weight-asian="normal" style:font-weight-complex="normal"/>
    </style:style>
    <style:style style:name="P28" style:family="paragraph" style:parent-style-name="Standard">
      <style:text-properties fo:font-weight="normal" officeooo:rsid="004d73bc" officeooo:paragraph-rsid="004d73bc" style:font-weight-asian="normal" style:font-weight-complex="normal"/>
    </style:style>
    <style:style style:name="P29" style:family="paragraph" style:parent-style-name="Standard">
      <style:text-properties fo:font-weight="normal" officeooo:rsid="004d73bc" officeooo:paragraph-rsid="0054c485" style:font-weight-asian="normal" style:font-weight-complex="normal"/>
    </style:style>
    <style:style style:name="P30" style:family="paragraph" style:parent-style-name="Standard">
      <style:text-properties fo:font-weight="normal" officeooo:rsid="004f3bf3" officeooo:paragraph-rsid="004f3bf3" style:font-weight-asian="normal" style:font-weight-complex="normal"/>
    </style:style>
    <style:style style:name="P31" style:family="paragraph" style:parent-style-name="Standard">
      <style:text-properties fo:font-weight="normal" officeooo:rsid="004fcc64" officeooo:paragraph-rsid="004fcc64" style:font-weight-asian="normal" style:font-weight-complex="normal"/>
    </style:style>
    <style:style style:name="P32" style:family="paragraph" style:parent-style-name="Standard">
      <style:text-properties fo:font-weight="normal" officeooo:rsid="0073723d" officeooo:paragraph-rsid="0073723d" style:font-weight-asian="normal" style:font-weight-complex="normal"/>
    </style:style>
    <style:style style:name="P33" style:family="paragraph" style:parent-style-name="Standard">
      <style:text-properties fo:font-weight="normal" officeooo:rsid="0054c485" officeooo:paragraph-rsid="0054c485" style:font-weight-asian="normal" style:font-weight-complex="normal"/>
    </style:style>
    <style:style style:name="P34" style:family="paragraph" style:parent-style-name="Standard">
      <style:text-properties fo:font-weight="normal" officeooo:rsid="0080554f" officeooo:paragraph-rsid="0080554f" style:font-weight-asian="normal" style:font-weight-complex="normal"/>
    </style:style>
    <style:style style:name="P35" style:family="paragraph" style:parent-style-name="Standard">
      <style:text-properties fo:font-weight="normal" officeooo:rsid="008c2a9e" officeooo:paragraph-rsid="004fcc64" style:font-weight-asian="normal" style:font-weight-complex="normal"/>
    </style:style>
    <style:style style:name="P36" style:family="paragraph" style:parent-style-name="Standard">
      <style:text-properties fo:font-weight="normal" officeooo:rsid="00982ff0" officeooo:paragraph-rsid="00982ff0" style:font-weight-asian="normal" style:font-weight-complex="normal"/>
    </style:style>
    <style:style style:name="P37" style:family="paragraph" style:parent-style-name="Standard">
      <style:text-properties fo:font-weight="normal" officeooo:rsid="009aad2b" officeooo:paragraph-rsid="009aad2b" style:font-weight-asian="normal" style:font-weight-complex="normal"/>
    </style:style>
    <style:style style:name="P38" style:family="paragraph" style:parent-style-name="Standard">
      <style:text-properties fo:font-weight="normal" officeooo:rsid="00907326" officeooo:paragraph-rsid="00b404e3" style:font-weight-asian="normal" style:font-weight-complex="normal"/>
    </style:style>
    <style:style style:name="P39" style:family="paragraph" style:parent-style-name="Standard">
      <style:text-properties fo:font-weight="normal" officeooo:rsid="0091cd56" officeooo:paragraph-rsid="00b758b2" style:font-weight-asian="normal" style:font-weight-complex="normal"/>
    </style:style>
    <style:style style:name="P40" style:family="paragraph" style:parent-style-name="Standard">
      <style:text-properties fo:font-weight="normal" officeooo:rsid="00bbf202" officeooo:paragraph-rsid="00258738" style:font-weight-asian="normal" style:font-weight-complex="normal"/>
    </style:style>
    <style:style style:name="P41" style:family="paragraph" style:parent-style-name="Standard">
      <style:text-properties fo:font-weight="normal" officeooo:rsid="00df476b" officeooo:paragraph-rsid="00df476b" style:font-weight-asian="normal" style:font-weight-complex="normal"/>
    </style:style>
    <style:style style:name="P42" style:family="paragraph" style:parent-style-name="Standard">
      <style:text-properties fo:font-weight="normal" officeooo:rsid="00eaca98" officeooo:paragraph-rsid="00eaca98" style:font-weight-asian="normal" style:font-weight-complex="normal"/>
    </style:style>
    <style:style style:name="P43" style:family="paragraph" style:parent-style-name="Standard">
      <style:text-properties fo:font-weight="normal" officeooo:rsid="00d942ed" officeooo:paragraph-rsid="00d942ed" style:font-weight-asian="normal" style:font-weight-complex="normal"/>
    </style:style>
    <style:style style:name="P44" style:family="paragraph" style:parent-style-name="Standard">
      <style:text-properties fo:font-weight="normal" officeooo:rsid="00d942ed" officeooo:paragraph-rsid="01167eba" style:font-weight-asian="normal" style:font-weight-complex="normal"/>
    </style:style>
    <style:style style:name="P45" style:family="paragraph" style:parent-style-name="Standard">
      <style:text-properties fo:font-weight="normal" officeooo:rsid="01111e6c" officeooo:paragraph-rsid="01111e6c" style:font-weight-asian="normal" style:font-weight-complex="normal"/>
    </style:style>
    <style:style style:name="P46" style:family="paragraph" style:parent-style-name="Standard">
      <style:text-properties fo:font-weight="normal" officeooo:rsid="00c9ebef" officeooo:paragraph-rsid="00c9ebef" style:font-weight-asian="normal" style:font-weight-complex="normal"/>
    </style:style>
    <style:style style:name="P47" style:family="paragraph" style:parent-style-name="Standard">
      <style:text-properties officeooo:rsid="000d22f9" officeooo:paragraph-rsid="000d22f9"/>
    </style:style>
    <style:style style:name="P48" style:family="paragraph" style:parent-style-name="Standard">
      <style:text-properties officeooo:rsid="0054c485" officeooo:paragraph-rsid="0054c485"/>
    </style:style>
    <style:style style:name="P49" style:family="paragraph" style:parent-style-name="Standard" style:list-style-name="L1">
      <style:text-properties officeooo:rsid="000dca8f" officeooo:paragraph-rsid="000dca8f"/>
    </style:style>
    <style:style style:name="P50" style:family="paragraph" style:parent-style-name="Standard" style:list-style-name="L1">
      <style:text-properties officeooo:rsid="001e486f" officeooo:paragraph-rsid="000d22f9"/>
    </style:style>
    <style:style style:name="P51" style:family="paragraph" style:parent-style-name="Standard" style:list-style-name="L1">
      <style:text-properties fo:font-weight="normal" officeooo:rsid="000dca8f" officeooo:paragraph-rsid="000dca8f" style:font-weight-asian="normal" style:font-weight-complex="normal"/>
    </style:style>
    <style:style style:name="P52" style:family="paragraph" style:parent-style-name="Standard" style:list-style-name="L1">
      <style:text-properties fo:font-weight="normal" officeooo:rsid="0040b1d0" officeooo:paragraph-rsid="0040b1d0" style:font-weight-asian="normal" style:font-weight-complex="normal"/>
    </style:style>
    <style:style style:name="P53" style:family="paragraph" style:parent-style-name="Standard" style:list-style-name="L1">
      <style:text-properties fo:font-weight="normal" officeooo:rsid="0010a85a" officeooo:paragraph-rsid="0010a85a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10a85a" officeooo:paragraph-rsid="0010a85a" style:font-weight-asian="normal" style:font-weight-complex="normal"/>
    </style:style>
    <style:style style:name="P55" style:family="paragraph" style:parent-style-name="Standard" style:list-style-name="L3">
      <style:text-properties fo:font-weight="normal" officeooo:rsid="0010a85a" officeooo:paragraph-rsid="0010a85a" style:font-weight-asian="normal" style:font-weight-complex="normal"/>
    </style:style>
    <style:style style:name="P56" style:family="paragraph" style:parent-style-name="Standard">
      <style:text-properties fo:font-weight="normal" officeooo:rsid="0010a85a" officeooo:paragraph-rsid="0010a85a" style:font-weight-asian="normal" style:font-weight-complex="normal"/>
    </style:style>
    <style:style style:name="P57" style:family="paragraph" style:parent-style-name="Standard" style:list-style-name="L2">
      <style:text-properties fo:font-weight="normal" officeooo:rsid="001e486f" officeooo:paragraph-rsid="000fb0d7" style:font-weight-asian="normal" style:font-weight-complex="normal"/>
    </style:style>
    <style:style style:name="P58" style:family="paragraph" style:parent-style-name="Standard" style:list-style-name="L2">
      <style:text-properties fo:font-weight="normal" officeooo:rsid="000fb0d7" officeooo:paragraph-rsid="000fb0d7" style:font-weight-asian="normal" style:font-weight-complex="normal"/>
    </style:style>
    <style:style style:name="P59" style:family="paragraph" style:parent-style-name="Standard" style:list-style-name="L4">
      <style:text-properties fo:font-weight="normal" officeooo:rsid="00748a87" officeooo:paragraph-rsid="00748a87" style:font-weight-asian="normal" style:font-weight-complex="normal"/>
    </style:style>
    <style:style style:name="P60" style:family="paragraph" style:parent-style-name="Standard" style:list-style-name="L4">
      <style:text-properties fo:font-weight="normal" officeooo:rsid="0075200a" officeooo:paragraph-rsid="0075200a" style:font-weight-asian="normal" style:font-weight-complex="normal"/>
    </style:style>
    <style:style style:name="P61" style:family="paragraph" style:parent-style-name="Standard" style:list-style-name="L4">
      <style:text-properties fo:font-weight="normal" officeooo:rsid="0078cd12" officeooo:paragraph-rsid="0078cd12" style:font-weight-asian="normal" style:font-weight-complex="normal"/>
    </style:style>
    <style:style style:name="P62" style:family="paragraph" style:parent-style-name="Standard" style:list-style-name="L4">
      <style:text-properties fo:font-weight="normal" officeooo:rsid="007a489c" officeooo:paragraph-rsid="007a489c" style:font-weight-asian="normal" style:font-weight-complex="normal"/>
    </style:style>
    <style:style style:name="P63" style:family="paragraph" style:parent-style-name="Standard" style:list-style-name="L4">
      <style:text-properties fo:font-weight="normal" officeooo:rsid="007bf53d" officeooo:paragraph-rsid="007bf53d" style:font-weight-asian="normal" style:font-weight-complex="normal"/>
    </style:style>
    <style:style style:name="P64" style:family="paragraph" style:parent-style-name="Standard" style:list-style-name="L4">
      <style:text-properties fo:font-weight="normal" officeooo:rsid="007d0255" officeooo:paragraph-rsid="007d0255" style:font-weight-asian="normal" style:font-weight-complex="normal"/>
    </style:style>
    <style:style style:name="P65" style:family="paragraph" style:parent-style-name="Standard" style:list-style-name="L4">
      <style:text-properties fo:font-weight="normal" officeooo:rsid="00d37e22" officeooo:paragraph-rsid="00d37e22" style:font-weight-asian="normal" style:font-weight-complex="normal"/>
    </style:style>
    <style:style style:name="P66" style:family="paragraph" style:parent-style-name="Standard" style:list-style-name="L4">
      <style:text-properties fo:font-weight="normal" officeooo:rsid="00c4e434" officeooo:paragraph-rsid="00c4e434" style:font-weight-asian="normal" style:font-weight-complex="normal"/>
    </style:style>
    <style:style style:name="P67" style:family="paragraph" style:parent-style-name="Standard" style:list-style-name="L4">
      <style:text-properties fo:font-weight="normal" officeooo:rsid="00c5d4ec" officeooo:paragraph-rsid="00c5d4ec" style:font-weight-asian="normal" style:font-weight-complex="normal"/>
    </style:style>
    <style:style style:name="P68" style:family="paragraph" style:parent-style-name="Standard" style:list-style-name="L5">
      <style:text-properties fo:font-weight="normal" officeooo:rsid="004d73bc" officeooo:paragraph-rsid="004d73bc" style:font-weight-asian="normal" style:font-weight-complex="normal"/>
    </style:style>
    <style:style style:name="P69" style:family="paragraph" style:parent-style-name="Standard" style:list-style-name="L6">
      <style:text-properties fo:font-weight="normal" officeooo:rsid="0011e8d7" officeooo:paragraph-rsid="0054c485" style:font-weight-asian="normal" style:font-weight-complex="normal"/>
    </style:style>
    <style:style style:name="P70" style:family="paragraph" style:parent-style-name="Standard" style:list-style-name="L6">
      <style:text-properties fo:font-weight="normal" officeooo:rsid="0054c485" officeooo:paragraph-rsid="0054c485" style:font-weight-asian="normal" style:font-weight-complex="normal"/>
    </style:style>
    <style:style style:name="P71" style:family="paragraph" style:parent-style-name="Standard" style:list-style-name="L6">
      <style:text-properties fo:font-weight="normal" officeooo:rsid="005eb888" officeooo:paragraph-rsid="005eb888" style:font-weight-asian="normal" style:font-weight-complex="normal"/>
    </style:style>
    <style:style style:name="P72" style:family="paragraph" style:parent-style-name="Standard" style:list-style-name="L6">
      <style:text-properties fo:font-weight="normal" officeooo:rsid="005eb888" officeooo:paragraph-rsid="005f7a97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060cc4f" officeooo:paragraph-rsid="0060cc4f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0621d09" officeooo:paragraph-rsid="00621d09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06387ec" officeooo:paragraph-rsid="006387ec" style:font-weight-asian="normal" style:font-weight-complex="normal"/>
    </style:style>
    <style:style style:name="P76" style:family="paragraph" style:parent-style-name="Standard" style:list-style-name="L5">
      <style:text-properties fo:font-weight="normal" officeooo:rsid="0066224d" officeooo:paragraph-rsid="0066224d" style:font-weight-asian="normal" style:font-weight-complex="normal"/>
    </style:style>
    <style:style style:name="P77" style:family="paragraph" style:parent-style-name="Standard" style:list-style-name="L5">
      <style:text-properties fo:font-weight="normal" officeooo:rsid="0066930c" officeooo:paragraph-rsid="0066930c" style:font-weight-asian="normal" style:font-weight-complex="normal"/>
    </style:style>
    <style:style style:name="P78" style:family="paragraph" style:parent-style-name="Standard" style:list-style-name="L8">
      <style:text-properties fo:font-weight="normal" officeooo:rsid="004f3bf3" officeooo:paragraph-rsid="004f3bf3" style:font-weight-asian="normal" style:font-weight-complex="normal"/>
    </style:style>
    <style:style style:name="P79" style:family="paragraph" style:parent-style-name="Standard" style:list-style-name="L8">
      <style:text-properties fo:font-weight="normal" officeooo:rsid="004fcc64" officeooo:paragraph-rsid="004fcc64" style:font-weight-asian="normal" style:font-weight-complex="normal"/>
    </style:style>
    <style:style style:name="P80" style:family="paragraph" style:parent-style-name="Standard" style:list-style-name="L10">
      <style:text-properties fo:font-weight="normal" officeooo:rsid="00982ff0" officeooo:paragraph-rsid="00982ff0" style:font-weight-asian="normal" style:font-weight-complex="normal"/>
    </style:style>
    <style:style style:name="P81" style:family="paragraph" style:parent-style-name="Standard" style:list-style-name="L10">
      <style:text-properties fo:font-weight="normal" officeooo:rsid="00982ff0" officeooo:paragraph-rsid="009837b6" style:font-weight-asian="normal" style:font-weight-complex="normal"/>
    </style:style>
    <style:style style:name="P82" style:family="paragraph" style:parent-style-name="Standard" style:list-style-name="L10">
      <style:text-properties fo:font-weight="normal" officeooo:rsid="009837b6" officeooo:paragraph-rsid="009837b6" style:font-weight-asian="normal" style:font-weight-complex="normal"/>
    </style:style>
    <style:style style:name="P83" style:family="paragraph" style:parent-style-name="Standard" style:list-style-name="L10">
      <style:text-properties fo:font-weight="normal" officeooo:rsid="0099bed6" officeooo:paragraph-rsid="0099bed6" style:font-weight-asian="normal" style:font-weight-complex="normal"/>
    </style:style>
    <style:style style:name="P84" style:family="paragraph" style:parent-style-name="Standard" style:list-style-name="L11">
      <style:text-properties fo:font-weight="normal" officeooo:rsid="0099bed6" officeooo:paragraph-rsid="009e3985" style:font-weight-asian="normal" style:font-weight-complex="normal"/>
    </style:style>
    <style:style style:name="P85" style:family="paragraph" style:parent-style-name="Standard" style:list-style-name="L10">
      <style:text-properties fo:font-weight="normal" officeooo:rsid="009aad2b" officeooo:paragraph-rsid="009aad2b" style:font-weight-asian="normal" style:font-weight-complex="normal"/>
    </style:style>
    <style:style style:name="P86" style:family="paragraph" style:parent-style-name="Standard" style:list-style-name="L10">
      <style:text-properties fo:font-weight="normal" officeooo:rsid="009c7f0e" officeooo:paragraph-rsid="009c7f0e" style:font-weight-asian="normal" style:font-weight-complex="normal"/>
    </style:style>
    <style:style style:name="P87" style:family="paragraph" style:parent-style-name="Standard" style:list-style-name="L11">
      <style:text-properties fo:font-weight="normal" officeooo:rsid="009b6a65" officeooo:paragraph-rsid="009b6a65" style:font-weight-asian="normal" style:font-weight-complex="normal"/>
    </style:style>
    <style:style style:name="P88" style:family="paragraph" style:parent-style-name="Standard" style:list-style-name="L19">
      <style:text-properties fo:font-weight="normal" officeooo:rsid="009b6a65" officeooo:paragraph-rsid="00fe8d27" style:font-weight-asian="normal" style:font-weight-complex="normal"/>
    </style:style>
    <style:style style:name="P89" style:family="paragraph" style:parent-style-name="Standard" style:list-style-name="L11">
      <style:text-properties fo:font-weight="normal" officeooo:rsid="009fa222" officeooo:paragraph-rsid="009fa222" style:font-weight-asian="normal" style:font-weight-complex="normal"/>
    </style:style>
    <style:style style:name="P90" style:family="paragraph" style:parent-style-name="Standard" style:list-style-name="L11">
      <style:text-properties fo:font-weight="normal" officeooo:rsid="00a0df9a" officeooo:paragraph-rsid="00a0df9a" style:font-weight-asian="normal" style:font-weight-complex="normal"/>
    </style:style>
    <style:style style:name="P91" style:family="paragraph" style:parent-style-name="Standard" style:list-style-name="L19">
      <style:text-properties fo:font-weight="normal" officeooo:rsid="00e38ef9" officeooo:paragraph-rsid="00e38ef9" style:font-weight-asian="normal" style:font-weight-complex="normal"/>
    </style:style>
    <style:style style:name="P92" style:family="paragraph" style:parent-style-name="Standard" style:list-style-name="L19">
      <style:text-properties fo:font-weight="normal" officeooo:rsid="00e397cf" officeooo:paragraph-rsid="00e397cf" style:font-weight-asian="normal" style:font-weight-complex="normal"/>
    </style:style>
    <style:style style:name="P93" style:family="paragraph" style:parent-style-name="Standard" style:list-style-name="L19">
      <style:text-properties fo:font-weight="normal" officeooo:rsid="00e5780e" officeooo:paragraph-rsid="00e5780e" style:font-weight-asian="normal" style:font-weight-complex="normal"/>
    </style:style>
    <style:style style:name="P94" style:family="paragraph" style:parent-style-name="Standard" style:list-style-name="L19">
      <style:text-properties fo:font-weight="normal" officeooo:rsid="00e61fac" officeooo:paragraph-rsid="00e6f89a" style:font-weight-asian="normal" style:font-weight-complex="normal"/>
    </style:style>
    <style:style style:name="P95" style:family="paragraph" style:parent-style-name="Standard" style:list-style-name="L19">
      <style:text-properties fo:font-weight="normal" officeooo:rsid="00e78578" officeooo:paragraph-rsid="00e6f89a" style:font-weight-asian="normal" style:font-weight-complex="normal"/>
    </style:style>
    <style:style style:name="P96" style:family="paragraph" style:parent-style-name="Standard" style:list-style-name="L19">
      <style:text-properties fo:font-weight="normal" officeooo:rsid="00eaca98" officeooo:paragraph-rsid="00eaca98" style:font-weight-asian="normal" style:font-weight-complex="normal"/>
    </style:style>
    <style:style style:name="P97" style:family="paragraph" style:parent-style-name="Standard" style:list-style-name="L19">
      <style:text-properties fo:font-weight="normal" officeooo:rsid="00ed5a56" officeooo:paragraph-rsid="00ef5723" style:font-weight-asian="normal" style:font-weight-complex="normal"/>
    </style:style>
    <style:style style:name="P98" style:family="paragraph" style:parent-style-name="Standard" style:list-style-name="L19">
      <style:text-properties fo:font-weight="normal" officeooo:rsid="00ef5723" officeooo:paragraph-rsid="00ef5723" style:font-weight-asian="normal" style:font-weight-complex="normal"/>
    </style:style>
    <style:style style:name="P99" style:family="paragraph" style:parent-style-name="Standard" style:list-style-name="L19">
      <style:text-properties fo:font-weight="normal" officeooo:rsid="00ef8468" officeooo:paragraph-rsid="00ef8468" style:font-weight-asian="normal" style:font-weight-complex="normal"/>
    </style:style>
    <style:style style:name="P100" style:family="paragraph" style:parent-style-name="Standard" style:list-style-name="L19">
      <style:text-properties fo:font-weight="normal" officeooo:rsid="00efd42d" officeooo:paragraph-rsid="00efd42d" style:font-weight-asian="normal" style:font-weight-complex="normal"/>
    </style:style>
    <style:style style:name="P101" style:family="paragraph" style:parent-style-name="Standard" style:list-style-name="L19">
      <style:text-properties fo:font-weight="normal" officeooo:rsid="00f33709" officeooo:paragraph-rsid="00f33709" style:font-weight-asian="normal" style:font-weight-complex="normal"/>
    </style:style>
    <style:style style:name="P102" style:family="paragraph" style:parent-style-name="Standard" style:list-style-name="L19">
      <style:text-properties fo:font-weight="normal" officeooo:rsid="0059c40a" officeooo:paragraph-rsid="00f33709" style:font-weight-asian="normal" style:font-weight-complex="normal"/>
    </style:style>
    <style:style style:name="P103" style:family="paragraph" style:parent-style-name="Standard" style:list-style-name="L19">
      <style:text-properties fo:font-weight="normal" officeooo:rsid="00f448a4" officeooo:paragraph-rsid="00f448a4" style:font-weight-asian="normal" style:font-weight-complex="normal"/>
    </style:style>
    <style:style style:name="P104" style:family="paragraph" style:parent-style-name="Standard" style:list-style-name="L19">
      <style:text-properties fo:font-weight="normal" officeooo:rsid="0004a527" officeooo:paragraph-rsid="00f61400" style:font-weight-asian="normal" style:font-weight-complex="normal"/>
    </style:style>
    <style:style style:name="P105" style:family="paragraph" style:parent-style-name="Standard" style:list-style-name="L21">
      <style:text-properties fo:font-weight="normal" officeooo:rsid="0004a527" officeooo:paragraph-rsid="0031b99c" style:font-weight-asian="normal" style:font-weight-complex="normal"/>
    </style:style>
    <style:style style:name="P106" style:family="paragraph" style:parent-style-name="Standard" style:list-style-name="L21">
      <style:text-properties fo:font-weight="normal" officeooo:rsid="0004a527" officeooo:paragraph-rsid="00360e8d" style:font-weight-asian="normal" style:font-weight-complex="normal"/>
    </style:style>
    <style:style style:name="P107" style:family="paragraph" style:parent-style-name="Standard" style:list-style-name="L19">
      <style:text-properties fo:font-weight="normal" officeooo:rsid="00409a80" officeooo:paragraph-rsid="00f72a18" style:font-weight-asian="normal" style:font-weight-complex="normal"/>
    </style:style>
    <style:style style:name="P108" style:family="paragraph" style:parent-style-name="Standard" style:list-style-name="L19">
      <style:text-properties fo:font-weight="normal" officeooo:rsid="010173d0" officeooo:paragraph-rsid="010173d0" style:font-weight-asian="normal" style:font-weight-complex="normal"/>
    </style:style>
    <style:style style:name="P109" style:family="paragraph" style:parent-style-name="Standard" style:list-style-name="L19">
      <style:text-properties fo:font-weight="normal" officeooo:rsid="010173d0" officeooo:paragraph-rsid="010529ed" style:font-weight-asian="normal" style:font-weight-complex="normal"/>
    </style:style>
    <style:style style:name="P110" style:family="paragraph" style:parent-style-name="Standard" style:list-style-name="L19">
      <style:text-properties fo:font-weight="normal" officeooo:rsid="0007951c" officeooo:paragraph-rsid="01147f56" style:font-weight-asian="normal" style:font-weight-complex="normal"/>
    </style:style>
    <style:style style:name="P111" style:family="paragraph" style:parent-style-name="Standard" style:list-style-name="L20">
      <style:text-properties fo:font-weight="normal" officeooo:rsid="003085c5" officeooo:paragraph-rsid="003085c5" style:font-weight-asian="normal" style:font-weight-complex="normal"/>
    </style:style>
    <style:style style:name="P112" style:family="paragraph" style:parent-style-name="Standard" style:list-style-name="L20">
      <style:text-properties fo:font-weight="normal" officeooo:rsid="0032a370" officeooo:paragraph-rsid="0032a370" style:font-weight-asian="normal" style:font-weight-complex="normal"/>
    </style:style>
    <style:style style:name="P113" style:family="paragraph" style:parent-style-name="Standard" style:list-style-name="L21">
      <style:text-properties fo:font-weight="normal" officeooo:rsid="00069c0a" officeooo:paragraph-rsid="0031b99c" style:font-weight-asian="normal" style:font-weight-complex="normal"/>
    </style:style>
    <style:style style:name="P114" style:family="paragraph" style:parent-style-name="Standard" style:list-style-name="L21">
      <style:text-properties fo:font-weight="normal" officeooo:rsid="0031b99c" officeooo:paragraph-rsid="00e1e150" style:font-weight-asian="normal" style:font-weight-complex="normal"/>
    </style:style>
    <style:style style:name="P115" style:family="paragraph" style:parent-style-name="Standard" style:list-style-name="L21">
      <style:text-properties fo:font-weight="normal" officeooo:rsid="0037db6b" officeooo:paragraph-rsid="0037db6b" style:font-weight-asian="normal" style:font-weight-complex="normal"/>
    </style:style>
    <style:style style:name="P116" style:family="paragraph" style:parent-style-name="Standard" style:list-style-name="L21">
      <style:text-properties fo:font-weight="normal" officeooo:rsid="00df476b" officeooo:paragraph-rsid="00df476b" style:font-weight-asian="normal" style:font-weight-complex="normal"/>
    </style:style>
    <style:style style:name="P117" style:family="paragraph" style:parent-style-name="Standard" style:list-style-name="L22">
      <style:text-properties fo:font-weight="normal" officeooo:rsid="00021ace" officeooo:paragraph-rsid="00258738" style:font-weight-asian="normal" style:font-weight-complex="normal"/>
    </style:style>
    <style:style style:name="P118" style:family="paragraph" style:parent-style-name="Standard">
      <style:text-properties fo:font-weight="normal" officeooo:rsid="011831f8" officeooo:paragraph-rsid="011831f8" style:font-weight-asian="normal" style:font-weight-complex="normal"/>
    </style:style>
    <style:style style:name="P119" style:family="paragraph" style:parent-style-name="Standard" style:list-style-name="L23">
      <style:text-properties fo:font-weight="normal" officeooo:rsid="011831f8" officeooo:paragraph-rsid="011831f8" style:font-weight-asian="normal" style:font-weight-complex="normal"/>
    </style:style>
    <style:style style:name="P120" style:family="paragraph" style:parent-style-name="Standard" style:list-style-name="L23">
      <style:text-properties fo:font-weight="normal" officeooo:rsid="0118d36b" officeooo:paragraph-rsid="0118d36b" style:font-weight-asian="normal" style:font-weight-complex="normal"/>
    </style:style>
    <style:style style:name="P121" style:family="paragraph" style:parent-style-name="Standard">
      <style:text-properties fo:font-weight="normal" officeooo:rsid="0073723d" officeooo:paragraph-rsid="0073723d" style:font-weight-asian="normal" style:font-weight-complex="normal"/>
    </style:style>
    <style:style style:name="P122" style:family="paragraph" style:parent-style-name="Standard" style:list-style-name="L4">
      <style:text-properties officeooo:rsid="00748a87" officeooo:paragraph-rsid="00748a87"/>
    </style:style>
    <style:style style:name="P123" style:family="paragraph" style:parent-style-name="Standard" style:list-style-name="L6">
      <style:text-properties officeooo:paragraph-rsid="0054c485"/>
    </style:style>
    <style:style style:name="P124" style:family="paragraph" style:parent-style-name="Standard" style:list-style-name="L6">
      <style:text-properties officeooo:rsid="0054c485" officeooo:paragraph-rsid="0054c485"/>
    </style:style>
    <style:style style:name="P125" style:family="paragraph" style:parent-style-name="Standard" style:list-style-name="L6">
      <style:text-properties officeooo:rsid="0059c40a" officeooo:paragraph-rsid="005eb888"/>
    </style:style>
    <style:style style:name="P126" style:family="paragraph" style:parent-style-name="Standard" style:list-style-name="L6">
      <style:text-properties officeooo:rsid="0059c40a" officeooo:paragraph-rsid="005f7a97"/>
    </style:style>
    <style:style style:name="P127" style:family="paragraph" style:parent-style-name="Standard" style:list-style-name="L7">
      <style:text-properties officeooo:rsid="005b688b" officeooo:paragraph-rsid="005b688b"/>
    </style:style>
    <style:style style:name="P128" style:family="paragraph" style:parent-style-name="Standard" style:list-style-name="L12">
      <style:text-properties fo:font-weight="bold" officeooo:rsid="00d68f0c" officeooo:paragraph-rsid="00d68f0c" style:font-weight-asian="bold" style:font-weight-complex="bold"/>
    </style:style>
    <style:style style:name="P129" style:family="paragraph" style:parent-style-name="Standard" style:list-style-name="L15">
      <style:text-properties fo:font-weight="bold" officeooo:rsid="00956402" officeooo:paragraph-rsid="00956402" style:font-weight-asian="bold" style:font-weight-complex="bold"/>
    </style:style>
    <style:style style:name="P130" style:family="paragraph" style:parent-style-name="Standard" style:list-style-name="L14">
      <style:text-properties officeooo:paragraph-rsid="004fcc64"/>
    </style:style>
    <style:style style:name="P131" style:family="paragraph" style:parent-style-name="Table_20_Contents" style:list-style-name="L6">
      <style:text-properties officeooo:rsid="006514ff" officeooo:paragraph-rsid="0054c485"/>
    </style:style>
    <style:style style:name="P132" style:family="paragraph" style:parent-style-name="Table_20_Contents" style:list-style-name="L8">
      <style:text-properties fo:font-weight="normal" officeooo:rsid="004f3bf3" officeooo:paragraph-rsid="0067e9b2" style:font-weight-asian="normal" style:font-weight-complex="normal"/>
    </style:style>
    <style:style style:name="P133" style:family="paragraph" style:parent-style-name="Table_20_Contents" style:list-style-name="L8">
      <style:text-properties fo:font-weight="normal" officeooo:rsid="004f3bf3" officeooo:paragraph-rsid="00695291" style:font-weight-asian="normal" style:font-weight-complex="normal"/>
    </style:style>
    <style:style style:name="P134" style:family="paragraph" style:parent-style-name="Table_20_Contents" style:list-style-name="L8">
      <style:text-properties fo:font-weight="normal" officeooo:rsid="006b4a01" officeooo:paragraph-rsid="006b4a01" style:font-weight-asian="normal" style:font-weight-complex="normal"/>
    </style:style>
    <style:style style:name="P135" style:family="paragraph" style:parent-style-name="Table_20_Contents" style:list-style-name="L9">
      <style:text-properties fo:font-weight="normal" officeooo:rsid="006ee575" officeooo:paragraph-rsid="006ee575" style:font-weight-asian="normal" style:font-weight-complex="normal"/>
    </style:style>
    <style:style style:name="P136" style:family="paragraph" style:parent-style-name="Table_20_Contents" style:list-style-name="L11">
      <style:text-properties fo:font-weight="normal" officeooo:rsid="006ee575" officeooo:paragraph-rsid="00a4557b" style:font-weight-asian="normal" style:font-weight-complex="normal"/>
    </style:style>
    <style:style style:name="P137" style:family="paragraph" style:parent-style-name="Table_20_Contents" style:list-style-name="L19">
      <style:text-properties fo:font-weight="normal" officeooo:rsid="006ee575" officeooo:paragraph-rsid="00fc38d4" style:font-weight-asian="normal" style:font-weight-complex="normal"/>
    </style:style>
    <style:style style:name="P138" style:family="paragraph" style:parent-style-name="Table_20_Contents" style:list-style-name="L21">
      <style:text-properties fo:font-weight="normal" officeooo:rsid="006ee575" officeooo:paragraph-rsid="00f9a12d" style:font-weight-asian="normal" style:font-weight-complex="normal"/>
    </style:style>
    <style:style style:name="P139" style:family="paragraph" style:parent-style-name="Table_20_Contents" style:list-style-name="L9">
      <style:text-properties fo:font-weight="normal" officeooo:rsid="006f027d" officeooo:paragraph-rsid="006f027d" style:font-weight-asian="normal" style:font-weight-complex="normal"/>
    </style:style>
    <style:style style:name="P140" style:family="paragraph" style:parent-style-name="Table_20_Contents" style:list-style-name="L9">
      <style:text-properties fo:font-weight="normal" officeooo:rsid="006fc4cd" officeooo:paragraph-rsid="006fc4cd" style:font-weight-asian="normal" style:font-weight-complex="normal"/>
    </style:style>
    <style:style style:name="P141" style:family="paragraph" style:parent-style-name="Table_20_Contents" style:list-style-name="L11">
      <style:text-properties fo:font-weight="normal" officeooo:rsid="00a516d3" officeooo:paragraph-rsid="00a516d3" style:font-weight-asian="normal" style:font-weight-complex="normal"/>
    </style:style>
    <style:style style:name="P142" style:family="paragraph" style:parent-style-name="Table_20_Contents" style:list-style-name="L11">
      <style:text-properties fo:font-weight="normal" officeooo:rsid="00a6ee39" officeooo:paragraph-rsid="00a6ee39" style:font-weight-asian="normal" style:font-weight-complex="normal"/>
    </style:style>
    <style:style style:name="P143" style:family="paragraph" style:parent-style-name="Table_20_Contents" style:list-style-name="L11">
      <style:text-properties fo:font-weight="normal" officeooo:rsid="00a8295b" officeooo:paragraph-rsid="00a8295b" style:font-weight-asian="normal" style:font-weight-complex="normal"/>
    </style:style>
    <style:style style:name="P144" style:family="paragraph" style:parent-style-name="Table_20_Contents" style:list-style-name="L11">
      <style:text-properties fo:font-weight="normal" officeooo:rsid="00aa3f42" officeooo:paragraph-rsid="00aa3f42" style:font-weight-asian="normal" style:font-weight-complex="normal"/>
    </style:style>
    <style:style style:name="P145" style:family="paragraph" style:parent-style-name="Table_20_Contents" style:list-style-name="L11">
      <style:text-properties fo:font-weight="normal" officeooo:rsid="00aba3aa" officeooo:paragraph-rsid="00aba3aa" style:font-weight-asian="normal" style:font-weight-complex="normal"/>
    </style:style>
    <style:style style:name="P146" style:family="paragraph" style:parent-style-name="Table_20_Contents" style:list-style-name="L11">
      <style:text-properties fo:font-weight="normal" officeooo:rsid="00ad0e73" officeooo:paragraph-rsid="00ad0e73" style:font-weight-asian="normal" style:font-weight-complex="normal"/>
    </style:style>
    <style:style style:name="P147" style:family="paragraph" style:parent-style-name="Table_20_Contents" style:list-style-name="L11">
      <style:text-properties fo:font-weight="normal" officeooo:rsid="00ad74d6" officeooo:paragraph-rsid="00ad74d6" style:font-weight-asian="normal" style:font-weight-complex="normal"/>
    </style:style>
    <style:style style:name="P148" style:family="paragraph" style:parent-style-name="Table_20_Contents" style:list-style-name="L11">
      <style:text-properties fo:font-weight="normal" officeooo:rsid="00af1dfb" officeooo:paragraph-rsid="00af1dfb" style:font-weight-asian="normal" style:font-weight-complex="normal"/>
    </style:style>
    <style:style style:name="P149" style:family="paragraph" style:parent-style-name="Table_20_Contents" style:list-style-name="L13">
      <style:text-properties fo:font-weight="normal" officeooo:rsid="001ac61c" officeooo:paragraph-rsid="008c2a9e" style:font-weight-asian="normal" style:font-weight-complex="normal"/>
    </style:style>
    <style:style style:name="P150" style:family="paragraph" style:parent-style-name="Table_20_Contents" style:list-style-name="L14">
      <style:text-properties fo:font-weight="normal" officeooo:rsid="00b08d39" officeooo:paragraph-rsid="00b08d39" style:font-weight-asian="normal" style:font-weight-complex="normal"/>
    </style:style>
    <style:style style:name="P151" style:family="paragraph" style:parent-style-name="Table_20_Contents" style:list-style-name="L14">
      <style:text-properties fo:font-weight="normal" officeooo:rsid="00b96ac7" officeooo:paragraph-rsid="00b96ac7" style:font-weight-asian="normal" style:font-weight-complex="normal"/>
    </style:style>
    <style:style style:name="P152" style:family="paragraph" style:parent-style-name="Table_20_Contents" style:list-style-name="L16">
      <style:text-properties fo:font-weight="normal" officeooo:rsid="00182116" officeooo:paragraph-rsid="0093bafa" style:font-weight-asian="normal" style:font-weight-complex="normal"/>
    </style:style>
    <style:style style:name="P153" style:family="paragraph" style:parent-style-name="Table_20_Contents" style:list-style-name="L16">
      <style:text-properties fo:font-weight="normal" officeooo:rsid="00182116" officeooo:paragraph-rsid="00b758b2" style:font-weight-asian="normal" style:font-weight-complex="normal"/>
    </style:style>
    <style:style style:name="P154" style:family="paragraph" style:parent-style-name="Table_20_Contents" style:list-style-name="L17">
      <style:text-properties fo:font-weight="normal" officeooo:rsid="00b2638b" officeooo:paragraph-rsid="00b96ac7" style:font-weight-asian="normal" style:font-weight-complex="normal"/>
    </style:style>
    <style:style style:name="P155" style:family="paragraph" style:parent-style-name="Table_20_Contents" style:list-style-name="L18">
      <style:text-properties fo:font-weight="normal" officeooo:rsid="00b2638b" officeooo:paragraph-rsid="00b758b2" style:font-weight-asian="normal" style:font-weight-complex="normal"/>
    </style:style>
    <style:style style:name="P156" style:family="paragraph" style:parent-style-name="Table_20_Contents" style:list-style-name="L13">
      <style:text-properties fo:font-weight="normal" officeooo:rsid="00b404e3" officeooo:paragraph-rsid="00b404e3" style:font-weight-asian="normal" style:font-weight-complex="normal"/>
    </style:style>
    <style:style style:name="P157" style:family="paragraph" style:parent-style-name="Table_20_Contents" style:list-style-name="L18">
      <style:text-properties fo:font-weight="normal" officeooo:rsid="00b96019" officeooo:paragraph-rsid="00b96019" style:font-weight-asian="normal" style:font-weight-complex="normal"/>
    </style:style>
    <style:style style:name="P158" style:family="paragraph" style:parent-style-name="Table_20_Contents" style:list-style-name="L8">
      <style:text-properties officeooo:rsid="006b4a01" officeooo:paragraph-rsid="006b4a01"/>
    </style:style>
    <style:style style:name="P159" style:family="paragraph" style:parent-style-name="Table_20_Contents" style:list-style-name="L9">
      <style:text-properties officeooo:rsid="006f5d7a" officeooo:paragraph-rsid="006f5d7a"/>
    </style:style>
    <style:style style:name="P160" style:family="paragraph" style:parent-style-name="Table_20_Contents" style:list-style-name="L13">
      <style:text-properties officeooo:rsid="001ac61c" officeooo:paragraph-rsid="008c2a9e"/>
    </style:style>
    <style:style style:name="P161" style:family="paragraph" style:parent-style-name="Table_20_Contents" style:list-style-name="L14">
      <style:text-properties officeooo:rsid="001ac61c" officeooo:paragraph-rsid="008f5418"/>
    </style:style>
    <style:style style:name="P162" style:family="paragraph" style:parent-style-name="Table_20_Contents" style:list-style-name="L13">
      <style:text-properties officeooo:rsid="00133492" officeooo:paragraph-rsid="0090766c"/>
    </style:style>
    <style:style style:name="P163" style:family="paragraph" style:parent-style-name="Table_20_Contents" style:list-style-name="L13">
      <style:text-properties officeooo:rsid="00133492" officeooo:paragraph-rsid="00b404e3"/>
    </style:style>
    <style:style style:name="P164" style:family="paragraph" style:parent-style-name="Table_20_Contents" style:list-style-name="L17">
      <style:text-properties officeooo:paragraph-rsid="00b2638b"/>
    </style:style>
    <style:style style:name="P165" style:family="paragraph" style:parent-style-name="Table_20_Contents" style:list-style-name="L17">
      <style:text-properties officeooo:paragraph-rsid="00b96ac7"/>
    </style:style>
    <style:style style:name="P166" style:family="paragraph" style:parent-style-name="Table_20_Contents" style:list-style-name="L17">
      <style:text-properties officeooo:rsid="00182116" officeooo:paragraph-rsid="0091fdb6"/>
    </style:style>
    <style:style style:name="P167" style:family="paragraph" style:parent-style-name="Table_20_Contents" style:list-style-name="L18">
      <style:text-properties officeooo:rsid="00182116" officeooo:paragraph-rsid="00b758b2"/>
    </style:style>
    <style:style style:name="P168" style:family="paragraph" style:parent-style-name="Table_20_Contents" style:list-style-name="L17">
      <style:text-properties fo:font-weight="bold" officeooo:rsid="00c6920d" officeooo:paragraph-rsid="00c6920d" style:font-weight-asian="bold" style:font-weight-complex="bold"/>
    </style:style>
    <style:style style:name="P169" style:family="paragraph" style:parent-style-name="Table_20_Contents" style:list-style-name="L18">
      <style:text-properties officeooo:paragraph-rsid="00b758b2"/>
    </style:style>
    <style:style style:name="P170" style:family="paragraph">
      <style:paragraph-properties fo:text-align="center"/>
    </style:style>
    <style:style style:name="P171" style:family="paragraph">
      <loext:graphic-properties draw:fill="none" draw:fill-color="#ffffff"/>
      <style:text-properties fo:font-size="6pt" style:font-size-asian="6pt" style:font-size-complex="6pt"/>
    </style:style>
    <style:style style:name="P172" style:family="paragraph">
      <loext:graphic-properties draw:fill="none"/>
      <style:paragraph-properties fo:text-align="center"/>
    </style:style>
    <style:style style:name="P173" style:family="paragraph">
      <style:text-properties fo:font-size="6pt" style:font-size-asian="6pt" style:font-size-complex="6pt"/>
    </style:style>
    <style:style style:name="T1" style:family="text">
      <style:text-properties officeooo:rsid="00069c0a"/>
    </style:style>
    <style:style style:name="T2" style:family="text">
      <style:text-properties officeooo:rsid="000dca8f"/>
    </style:style>
    <style:style style:name="T3" style:family="text">
      <style:text-properties officeooo:rsid="000fa8b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ca8f" style:font-weight-asian="normal" style:font-weight-complex="normal"/>
    </style:style>
    <style:style style:name="T6" style:family="text">
      <style:text-properties fo:font-weight="normal" officeooo:rsid="0011e8d7" style:font-weight-asian="normal" style:font-weight-complex="normal"/>
    </style:style>
    <style:style style:name="T7" style:family="text">
      <style:text-properties fo:font-weight="normal" officeooo:rsid="0054c485" style:font-weight-asian="normal" style:font-weight-complex="normal"/>
    </style:style>
    <style:style style:name="T8" style:family="text">
      <style:text-properties fo:font-weight="normal" officeooo:rsid="0056c205" style:font-weight-asian="normal" style:font-weight-complex="normal"/>
    </style:style>
    <style:style style:name="T9" style:family="text">
      <style:text-properties fo:font-weight="normal" officeooo:rsid="005a4704" style:font-weight-asian="normal" style:font-weight-complex="normal"/>
    </style:style>
    <style:style style:name="T10" style:family="text">
      <style:text-properties fo:font-weight="normal" officeooo:rsid="005f7a97" style:font-weight-asian="normal" style:font-weight-complex="normal"/>
    </style:style>
    <style:style style:name="T11" style:family="text">
      <style:text-properties fo:font-weight="normal" officeooo:rsid="004f3bf3" style:font-weight-asian="normal" style:font-weight-complex="normal"/>
    </style:style>
    <style:style style:name="T12" style:family="text">
      <style:text-properties fo:font-weight="normal" officeooo:rsid="006acfe5" style:font-weight-asian="normal" style:font-weight-complex="normal"/>
    </style:style>
    <style:style style:name="T13" style:family="text">
      <style:text-properties fo:font-weight="normal" officeooo:rsid="006fc4cd" style:font-weight-asian="normal" style:font-weight-complex="normal"/>
    </style:style>
    <style:style style:name="T14" style:family="text">
      <style:text-properties fo:font-weight="normal" officeooo:rsid="0075200a" style:font-weight-asian="normal" style:font-weight-complex="normal"/>
    </style:style>
    <style:style style:name="T15" style:family="text">
      <style:text-properties fo:font-weight="normal" officeooo:rsid="008c2a9e" style:font-weight-asian="normal" style:font-weight-complex="normal"/>
    </style:style>
    <style:style style:name="T16" style:family="text">
      <style:text-properties fo:font-weight="normal" officeooo:rsid="00907326" style:font-weight-asian="normal" style:font-weight-complex="normal"/>
    </style:style>
    <style:style style:name="T17" style:family="text">
      <style:text-properties fo:font-weight="normal" officeooo:rsid="0091cd56" style:font-weight-asian="normal" style:font-weight-complex="normal"/>
    </style:style>
    <style:style style:name="T18" style:family="text">
      <style:text-properties fo:font-weight="normal" officeooo:rsid="0091fdb6" style:font-weight-asian="normal" style:font-weight-complex="normal"/>
    </style:style>
    <style:style style:name="T19" style:family="text">
      <style:text-properties fo:font-weight="normal" officeooo:rsid="0092975c" style:font-weight-asian="normal" style:font-weight-complex="normal"/>
    </style:style>
    <style:style style:name="T20" style:family="text">
      <style:text-properties fo:font-weight="normal" officeooo:rsid="00b96ac7" style:font-weight-asian="normal" style:font-weight-complex="normal"/>
    </style:style>
    <style:style style:name="T21" style:family="text">
      <style:text-properties officeooo:rsid="002f8f3f"/>
    </style:style>
    <style:style style:name="T22" style:family="text">
      <style:text-properties officeooo:rsid="00331745"/>
    </style:style>
    <style:style style:name="T23" style:family="text">
      <style:text-properties officeooo:rsid="00360e8d"/>
    </style:style>
    <style:style style:name="T24" style:family="text">
      <style:text-properties officeooo:rsid="003985a4"/>
    </style:style>
    <style:style style:name="T25" style:family="text">
      <style:text-properties officeooo:rsid="004fcc64"/>
    </style:style>
    <style:style style:name="T26" style:family="text">
      <style:text-properties officeooo:rsid="00541aa3"/>
    </style:style>
    <style:style style:name="T27" style:family="text">
      <style:text-properties officeooo:rsid="005d1b2d"/>
    </style:style>
    <style:style style:name="T28" style:family="text">
      <style:text-properties officeooo:rsid="0066930c"/>
    </style:style>
    <style:style style:name="T29" style:family="text">
      <style:text-properties officeooo:rsid="0066cde7"/>
    </style:style>
    <style:style style:name="T30" style:family="text">
      <style:text-properties officeooo:rsid="006be03f"/>
    </style:style>
    <style:style style:name="T31" style:family="text">
      <style:text-properties officeooo:rsid="00724021"/>
    </style:style>
    <style:style style:name="T32" style:family="text">
      <style:text-properties officeooo:rsid="007ea7c0"/>
    </style:style>
    <style:style style:name="T33" style:family="text">
      <style:text-properties officeooo:rsid="008c684a"/>
    </style:style>
    <style:style style:name="T34" style:family="text">
      <style:text-properties officeooo:rsid="008e2e42"/>
    </style:style>
    <style:style style:name="T35" style:family="text">
      <style:text-properties officeooo:rsid="00976928"/>
    </style:style>
    <style:style style:name="T36" style:family="text">
      <style:text-properties officeooo:rsid="009837b6"/>
    </style:style>
    <style:style style:name="T37" style:family="text">
      <style:text-properties officeooo:rsid="009b6a65"/>
    </style:style>
    <style:style style:name="T38" style:family="text">
      <style:text-properties officeooo:rsid="009c7f0e"/>
    </style:style>
    <style:style style:name="T39" style:family="text">
      <style:text-properties officeooo:rsid="009e3985"/>
    </style:style>
    <style:style style:name="T40" style:family="text">
      <style:text-properties officeooo:rsid="00a1f29c"/>
    </style:style>
    <style:style style:name="T41" style:family="text">
      <style:text-properties officeooo:rsid="00a31844"/>
    </style:style>
    <style:style style:name="T42" style:family="text">
      <style:text-properties officeooo:rsid="00a4e8c1"/>
    </style:style>
    <style:style style:name="T43" style:family="text">
      <style:text-properties officeooo:rsid="00aa1b46"/>
    </style:style>
    <style:style style:name="T44" style:family="text">
      <style:text-properties officeooo:rsid="00aa99bf"/>
    </style:style>
    <style:style style:name="T45" style:family="text">
      <style:text-properties officeooo:rsid="00ad0e73"/>
    </style:style>
    <style:style style:name="T46" style:family="text">
      <style:text-properties officeooo:rsid="00b608cf"/>
    </style:style>
    <style:style style:name="T47" style:family="text">
      <style:text-properties officeooo:rsid="00bab91d"/>
    </style:style>
    <style:style style:name="T48" style:family="text">
      <style:text-properties officeooo:rsid="00c24329"/>
    </style:style>
    <style:style style:name="T49" style:family="text">
      <style:text-properties officeooo:rsid="00ca9cb5"/>
    </style:style>
    <style:style style:name="T50" style:family="text">
      <style:text-properties officeooo:rsid="00cb7764"/>
    </style:style>
    <style:style style:name="T51" style:family="text">
      <style:text-properties officeooo:rsid="00d1a1e4"/>
    </style:style>
    <style:style style:name="T52" style:family="text">
      <style:text-properties officeooo:rsid="00d37e22"/>
    </style:style>
    <style:style style:name="T53" style:family="text">
      <style:text-properties officeooo:rsid="00d4f315"/>
    </style:style>
    <style:style style:name="T54" style:family="text">
      <style:text-properties officeooo:rsid="00d52cc6"/>
    </style:style>
    <style:style style:name="T55" style:family="text">
      <style:text-properties fo:font-weight="bold" officeooo:rsid="0093c9a2" style:font-weight-asian="bold" style:font-weight-complex="bold"/>
    </style:style>
    <style:style style:name="T56" style:family="text">
      <style:text-properties fo:font-weight="bold" officeooo:rsid="00d884fd" style:font-weight-asian="bold" style:font-weight-complex="bold"/>
    </style:style>
    <style:style style:name="T57" style:family="text">
      <style:text-properties officeooo:rsid="00de0d77"/>
    </style:style>
    <style:style style:name="T58" style:family="text">
      <style:text-properties officeooo:rsid="00e1e150"/>
    </style:style>
    <style:style style:name="T59" style:family="text">
      <style:text-properties officeooo:rsid="00e397cf"/>
    </style:style>
    <style:style style:name="T60" style:family="text">
      <style:text-properties officeooo:rsid="00e6f89a"/>
    </style:style>
    <style:style style:name="T61" style:family="text">
      <style:text-properties officeooo:rsid="00ef5723"/>
    </style:style>
    <style:style style:name="T62" style:family="text">
      <style:text-properties officeooo:rsid="00efdf2c"/>
    </style:style>
    <style:style style:name="T63" style:family="text">
      <style:text-properties officeooo:rsid="00f1788b"/>
    </style:style>
    <style:style style:name="T64" style:family="text">
      <style:text-properties officeooo:rsid="005a4704"/>
    </style:style>
    <style:style style:name="T65" style:family="text">
      <style:text-properties officeooo:rsid="00f33709"/>
    </style:style>
    <style:style style:name="T66" style:family="text">
      <style:text-properties officeooo:rsid="00f7ab99"/>
    </style:style>
    <style:style style:name="T67" style:family="text">
      <style:text-properties officeooo:rsid="00f9a12d"/>
    </style:style>
    <style:style style:name="T68" style:family="text">
      <style:text-properties officeooo:rsid="00fe8d27"/>
    </style:style>
    <style:style style:name="T69" style:family="text">
      <style:text-properties officeooo:rsid="010529ed"/>
    </style:style>
    <style:style style:name="T70" style:family="text">
      <style:text-properties officeooo:rsid="0108ab40"/>
    </style:style>
    <style:style style:name="T71" style:family="text">
      <style:text-properties officeooo:rsid="010b647e"/>
    </style:style>
    <style:style style:name="T72" style:family="text">
      <style:text-properties officeooo:rsid="010b8fd7"/>
    </style:style>
    <style:style style:name="T73" style:family="text">
      <style:text-properties officeooo:rsid="010d4e71"/>
    </style:style>
    <style:style style:name="T74" style:family="text">
      <style:text-properties style:text-position="super 58%"/>
    </style:style>
    <style:style style:name="T75" style:family="text">
      <style:text-properties style:text-position="0% 100%"/>
    </style:style>
    <style:style style:name="T76" style:family="text">
      <style:text-properties officeooo:rsid="0119981f"/>
    </style:style>
    <style:style style:name="T77" style:family="text">
      <style:text-properties officeooo:rsid="011af4de"/>
    </style:style>
    <style:style style:name="T78" style:family="text">
      <style:text-properties officeooo:rsid="011b4edd"/>
    </style:style>
    <style:style style:name="T79" style:family="text">
      <style:text-properties officeooo:rsid="0120495b"/>
    </style:style>
    <style:style style:name="T80" style:family="text">
      <style:text-properties officeooo:rsid="01240d9f"/>
    </style:style>
    <style:style style:name="T81" style:family="text">
      <style:text-properties officeooo:rsid="01260599"/>
    </style:style>
    <style:style style:name="T82" style:family="text">
      <style:text-properties fo:font-size="6pt" style:font-size-asian="6pt" style:font-size-complex="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vertical-align="middle" draw:auto-grow-height="false" fo:min-height="0.173cm" fo:min-width="0.0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ommunity Library (HariNagar)</text:p>
      <text:p text:style-name="P20"/>
      <text:p text:style-name="P47"><text:span text:style-name="T4">Libraries </text:span><text:span text:style-name="T5">Values and Impact</text:span></text:p>
      <text:list xml:id="list1877902081529259164" text:style-name="L1">
        <text:list-item>
          <text:p text:style-name="P49">Effort to pull up community</text:p>
        </text:list-item>
        <text:list-item>
          <text:p text:style-name="P50">Provide anwser what to study</text:p>
        </text:list-item>
        <text:list-item>
          <text:p text:style-name="P50">Provide anwser if they got stuck anywhere</text:p>
        </text:list-item>
        <text:list-item>
          <text:p text:style-name="P51">Provide anwser what should I do study next</text:p>
        </text:list-item>
        <text:list-item>
          <text:p text:style-name="P51">Fill gaps between <text:span text:style-name="T3">book and money</text:span></text:p>
        </text:list-item>
        <text:list-item>
          <text:p text:style-name="P52">Helps in career choices</text:p>
          <text:p text:style-name="P53"/>
          <text:p text:style-name="P51"/>
        </text:list-item>
      </text:list>
      <text:p text:style-name="P22">Purpose</text:p>
      <text:list xml:id="list7175744725604987013" text:style-name="L2">
        <text:list-item>
          <text:p text:style-name="P57"><text:span text:style-name="T2">C</text:span>arrer co<text:span text:style-name="T31">u</text:span>nselling</text:p>
        </text:list-item>
        <text:list-item>
          <text:p text:style-name="P58">Digital literacy</text:p>
        </text:list-item>
        <text:list-item>
          <text:p text:style-name="P58">Reading literacy</text:p>
        </text:list-item>
        <text:list-item>
          <text:p text:style-name="P58">Community growth</text:p>
        </text:list-item>
        <text:list-item>
          <text:p text:style-name="P58">creativity</text:p>
        </text:list-item>
        <text:list-item>
          <text:p text:style-name="P58">Health and well-being</text:p>
        </text:list-item>
        <text:list-item>
          <text:p text:style-name="P54"><text:span text:style-name="T32">S</text:span>elf Independency <text:span text:style-name="T48">among people</text:span></text:p>
        </text:list-item>
      </text:list>
      <text:p text:style-name="P21"/>
      <text:p text:style-name="P23">What people want from a library (according to my finding till now) :</text:p>
      <text:list xml:id="list8612673186122523446" text:style-name="L3">
        <text:list-item>
          <text:p text:style-name="P55">study(school homework,tuition work)</text:p>
        </text:list-item>
        <text:list-item>
          <text:p text:style-name="P55">social contact</text:p>
        </text:list-item>
        <text:list-item>
          <text:p text:style-name="P55">reading stories</text:p>
        </text:list-item>
        <text:list-item>
          <text:p text:style-name="P55">finding out something</text:p>
        </text:list-item>
        <text:list-item>
          <text:p text:style-name="P55">more enjoyable than regular school classes</text:p>
        </text:list-item>
      </text:list>
      <text:p text:style-name="P23"/>
      <text:p text:style-name="P118">Persons we got to interact with :</text:p>
      <text:list xml:id="list344585580036508074" text:style-name="L23">
        <text:list-item>
          <text:p text:style-name="P119"><text:span text:style-name="T78">S</text:span>tudents <text:span text:style-name="T81">enrolled</text:span> at employability center</text:p>
        </text:list-item>
        <text:list-item>
          <text:p text:style-name="P119">Garbage collector boy</text:p>
        </text:list-item>
        <text:list-item>
          <text:p text:style-name="P119">primay school children <text:span text:style-name="T77">groups and individual as well</text:span></text:p>
        </text:list-item>
        <text:list-item>
          <text:p text:style-name="P119">Students enrolled in Agrasar Library</text:p>
        </text:list-item>
        <text:list-item>
          <text:p text:style-name="P119">Tuition teacher</text:p>
        </text:list-item>
        <text:list-item>
          <text:p text:style-name="P119">Women groups</text:p>
        </text:list-item>
        <text:list-item>
          <text:p text:style-name="P119">A boy who had not able to pass 10<text:span text:style-name="T74">th</text:span> board twice</text:p>
        </text:list-item>
        <text:list-item>
          <text:p text:style-name="P119"><text:span text:style-name="T76">Parents</text:span> of primary school children</text:p>
        </text:list-item>
        <text:list-item>
          <text:p text:style-name="P120">Tea shop boy</text:p>
        </text:list-item>
        <text:list-item>
          <text:p text:style-name="P120">Fruit vendor boy</text:p>
        </text:list-item>
      </text:list>
      <text:p text:style-name="P23"/>
      <text:p text:style-name="P23"/>
      <text:p text:style-name="P46">After interaction from a bunch of people I arrived at the following framework for considering the user group of library.</text:p>
      <text:p text:style-name="P46"/>
      <text:p text:style-name="P44"><text:s text:c="16"/><text:span text:style-name="T70">Early learners <text:s text:c="23"/>Active learners <text:s text:c="26"/>Other citizen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Typical young children</text:p>
          </table:table-cell>
          <table:table-cell table:style-name="Table1.B1" office:value-type="string">
            <text:p text:style-name="P13"><text:s text:c="11"/><text:span text:style-name="T71">Non Job seekers</text:span></text:p>
          </table:table-cell>
          <table:table-cell table:style-name="Table1.C1" office:value-type="string">
            <text:p text:style-name="P13"><text:s text:c="12"/><text:span text:style-name="T71">Senior Citizens</text:span></text:p>
          </table:table-cell>
        </table:table-row>
        <table:table-row>
          <table:table-cell table:style-name="Table1.A2" office:value-type="string">
            <text:p text:style-name="P11">Men/boys</text:p>
          </table:table-cell>
          <table:table-cell table:style-name="Table1.B2" office:value-type="string">
            <text:p text:style-name="P12"><text:s text:c="14"/>Job seekers <text:s/></text:p>
          </table:table-cell>
          <table:table-cell table:style-name="Table1.C2" office:value-type="string">
            <text:p text:style-name="P13"><text:s text:c="18"/><text:span text:style-name="T72">others</text:span></text:p>
          </table:table-cell>
        </table:table-row>
        <table:table-row>
          <table:table-cell table:style-name="Table1.A3" office:value-type="string">
            <text:p text:style-name="P11">Women/girls</text:p>
          </table:table-cell>
          <table:table-cell table:style-name="Table1.B3" office:value-type="string">
            <text:p text:style-name="P12"><text:s text:c="11"/>Working class</text:p>
          </table:table-cell>
          <table:table-cell table:style-name="Table1.C3" office:value-type="string">
            <text:p text:style-name="P13"><text:s text:c="11"/><text:span text:style-name="T73">Working class</text:span></text:p>
          </table:table-cell>
        </table:table-row>
      </table:table>
      <text:p text:style-name="P44"/>
      <text:p text:style-name="P23"/>
      <text:p text:style-name="P32"><draw:line text:anchor-type="paragraph" draw:z-index="0" draw:name="Shape1" draw:style-name="gr1" draw:text-style-name="P170" svg:x1="7.989cm" svg:y1="0.023cm" svg:x2="8.037cm" svg:y2="9.985cm"><text:p/></draw:line><draw:frame text:anchor-type="paragraph" draw:z-index="2" draw:name="Shape3" draw:style-name="gr2" draw:text-style-name="P171" svg:width="1.348cm" svg:height="0.489cm" svg:x="8.266cm" svg:y="-0.035cm"><draw:text-box><text:p><text:span text:style-name="T82">More general reading</text:span></text:p></draw:text-box></draw:frame><draw:frame text:anchor-type="paragraph" draw:z-index="10" draw:name="Shape11" draw:style-name="gr9" draw:text-style-name="P171" svg:width="1.456cm" svg:height="0.35cm" svg:x="12.056cm" svg:y="0.037cm"><draw:text-box><text:p><text:span text:style-name="T82">Senior citizen</text:span></text:p></draw:text-box></draw:frame><text:soft-page-break/></text:p>
      <text:p text:style-name="P32"/>
      <text:p text:style-name="P32"/>
      <text:p text:style-name="P32"/>
      <text:p text:style-name="P32"/>
      <text:p text:style-name="P32"><draw:frame text:anchor-type="paragraph" draw:z-index="11" draw:name="Shape12" draw:style-name="gr10" draw:text-style-name="P171" svg:width="1.83cm" svg:height="0.489cm" svg:x="8.892cm" svg:y="0.265cm"><draw:text-box><text:p text:style-name="P173"><text:span text:style-name="T82">Students at employability center</text:span></text:p></draw:text-box></draw:frame></text:p>
      <text:p text:style-name="P32"/>
      <text:p text:style-name="P32"><draw:frame text:anchor-type="paragraph" draw:z-index="12" draw:name="Shape13" draw:style-name="gr11" draw:text-style-name="P171" svg:width="1.528cm" svg:height="0.505cm" svg:x="6.149cm" svg:y="0.37cm"><draw:text-box><text:p><text:span text:style-name="T82">Middle school children</text:span></text:p></draw:text-box></draw:frame></text:p>
      <text:p text:style-name="P32"><draw:line text:anchor-type="paragraph" draw:z-index="1" draw:name="Shape2" draw:style-name="gr1" draw:text-style-name="P170" svg:x1="2.23cm" svg:y1="0.148cm" svg:x2="14.893cm" svg:y2="0.148cm"><text:p/></draw:line><draw:custom-shape text:anchor-type="paragraph" draw:z-index="5" draw:name="Shape6" draw:style-name="gr4" draw:text-style-name="P172" svg:width="0.253cm" svg:height="0.181cm" svg:x="10.227cm" svg:y="0.44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7" draw:name="Shape8" draw:style-name="gr6" draw:text-style-name="P171" svg:width="1.516cm" svg:height="0.313cm" svg:x="2.145cm" svg:y="0.303cm"><draw:text-box><text:p><text:span text:style-name="T82">early</text:span></text:p></draw:text-box></draw:frame><draw:frame text:anchor-type="paragraph" draw:z-index="8" draw:name="Shape9" draw:style-name="gr7" draw:text-style-name="P171" svg:width="1.251cm" svg:height="0.338cm" svg:x="14.557cm" svg:y="0.34cm"><draw:text-box><text:p><text:span text:style-name="T82">expert</text:span></text:p></draw:text-box></draw:frame></text:p>
      <text:p text:style-name="P32"><draw:line text:anchor-type="paragraph" draw:z-index="4" draw:name="Shape5" draw:style-name="gr1" draw:text-style-name="P170" svg:x1="4.729cm" svg:y1="0.058cm" svg:x2="10.298cm" svg:y2="0.058cm"><text:p/></draw:line><draw:frame text:anchor-type="paragraph" draw:z-index="6" draw:name="Shape7" draw:style-name="gr5" draw:text-style-name="P171" svg:width="2.491cm" svg:height="0.246cm" svg:x="5.018cm" svg:y="0.166cm"><draw:text-box><text:p><text:span text:style-name="T82">Level of understanding</text:span></text:p></draw:text-box></draw:frame><draw:frame text:anchor-type="paragraph" draw:z-index="9" draw:name="Shape10" draw:style-name="gr8" draw:text-style-name="P171" svg:width="1.311cm" svg:height="0.489cm" svg:x="2.193cm" svg:y="0.392cm"><draw:text-box><text:p><text:span text:style-name="T82">Primary school children</text:span></text:p></draw:text-box></draw:frame></text:p>
      <text:p text:style-name="P32"/>
      <text:p text:style-name="P32"><draw:frame text:anchor-type="paragraph" draw:z-index="13" draw:name="Shape14" draw:style-name="gr12" draw:text-style-name="P171" svg:width="1.264cm" svg:height="0.733cm" svg:x="2.228cm" svg:y="0.203cm"><draw:text-box><text:p><text:span text:style-name="T82">Women groups(early learners)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text:anchor-type="paragraph" draw:z-index="3" draw:name="Shape4" draw:style-name="gr3" draw:text-style-name="P171" svg:width="1.588cm" svg:height="0.489cm" svg:x="8.266cm" svg:y="0.434cm"><draw:text-box><text:p><text:span text:style-name="T82">More class focussed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line text:anchor-type="paragraph" draw:z-index="14" draw:name="Shape15" draw:style-name="gr1" draw:text-style-name="P170" svg:x1="8.211cm" svg:y1="0.429cm" svg:x2="8.223cm" svg:y2="8.97cm"><text:p/></draw:line><draw:frame text:anchor-type="paragraph" draw:z-index="16" draw:name="Shape17" draw:style-name="gr3" draw:text-style-name="P171" svg:width="1.661cm" svg:height="0.385cm" svg:x="7.682cm" svg:y="0.129cm"><draw:text-box><text:p><text:span text:style-name="T82">Career oriented</text:span></text:p></draw:text-box></draw:frame></text:p>
      <text:p text:style-name="P32"/>
      <text:p text:style-name="P32"><draw:frame text:anchor-type="paragraph" draw:z-index="23" draw:name="Shape24" draw:style-name="gr16" draw:text-style-name="P171" svg:width="1.179cm" svg:height="0.373cm" svg:x="8.56cm" svg:y="0.173cm"><draw:text-box><text:p><text:span text:style-name="T82">Job seekers</text:span></text:p></draw:text-box></draw:frame></text:p>
      <text:p text:style-name="P32"/>
      <text:p text:style-name="P32"/>
      <text:p text:style-name="P32"/>
      <text:p text:style-name="P32"/>
      <text:p text:style-name="P32"><draw:frame text:anchor-type="paragraph" draw:z-index="22" draw:name="Shape23" draw:style-name="gr15" draw:text-style-name="P171" svg:width="1.301cm" svg:height="0.495cm" svg:x="2.171cm" svg:y="0.06cm"><draw:text-box><text:p><text:span text:style-name="T82">Women/men(early learners)</text:span></text:p></draw:text-box></draw:frame><draw:frame text:anchor-type="paragraph" draw:z-index="24" draw:name="Shape25" draw:style-name="gr17" draw:text-style-name="P171" svg:width="1.384cm" svg:height="0.421cm" svg:x="10.869cm" svg:y="0.397cm"><draw:text-box><text:p><text:span text:style-name="T82">Working class</text:span></text:p></draw:text-box></draw:frame></text:p>
      <text:p text:style-name="P32"><draw:line text:anchor-type="paragraph" draw:z-index="15" draw:name="Shape16" draw:style-name="gr1" draw:text-style-name="P170" svg:x1="1.981cm" svg:y1="0.395cm" svg:x2="15.187cm" svg:y2="0.395cm"><text:p/></draw:line></text:p>
      <text:p text:style-name="P32"><draw:frame text:anchor-type="paragraph" draw:z-index="18" draw:name="Shape19" draw:style-name="gr8" draw:text-style-name="P171" svg:width="1.228cm" svg:height="0.433cm" svg:x="1.944cm" svg:y="0.157cm"><draw:text-box><text:p><text:span text:style-name="T82">early</text:span></text:p></draw:text-box></draw:frame><draw:frame text:anchor-type="paragraph" draw:z-index="19" draw:name="Shape20" draw:style-name="gr14" draw:text-style-name="P171" svg:width="1.384cm" svg:height="0.362cm" svg:x="14.453cm" svg:y="0.12cm"><draw:text-box><text:p><text:span text:style-name="T82">expert</text:span></text:p></draw:text-box></draw:frame><draw:frame text:anchor-type="paragraph" draw:z-index="26" draw:name="Shape27" draw:style-name="gr19" draw:text-style-name="P171" svg:width="1.131cm" svg:height="0.578cm" svg:x="6.851cm" svg:y="0.037cm"><draw:text-box><text:p><text:span text:style-name="T82">others(like housewives)</text:span></text:p></draw:text-box></draw:frame></text:p>
      <text:p text:style-name="P32"><draw:frame text:anchor-type="paragraph" draw:z-index="25" draw:name="Shape26" draw:style-name="gr18" draw:text-style-name="P171" svg:width="1.191cm" svg:height="0.489cm" svg:x="14.224cm" svg:y="0.356cm"><draw:text-box><text:p><text:span text:style-name="T82">Senior citizens</text:span></text:p></draw:text-box></draw:frame></text:p>
      <text:p text:style-name="P32"><draw:frame text:anchor-type="paragraph" draw:z-index="21" draw:name="Shape22" draw:style-name="gr13" draw:text-style-name="P171" svg:width="1.419cm" svg:height="0.489cm" svg:x="4.41cm" svg:y="0.194cm"><draw:text-box><text:p><text:span text:style-name="T82">Primary school children</text:span></text:p></draw:text-box></draw:frame></text:p>
      <text:p text:style-name="P32"/>
      <text:p text:style-name="P32"/>
      <text:p text:style-name="P32"/>
      <text:p text:style-name="P32"><draw:frame text:anchor-type="paragraph" draw:z-index="20" draw:name="Shape21" draw:style-name="gr7" draw:text-style-name="P171" svg:width="1.384cm" svg:height="0.338cm" svg:x="2.318cm" svg:y="0.134cm"><draw:text-box><text:p><text:span text:style-name="T82">kindergarten</text:span></text:p></draw:text-box></draw:frame></text:p>
      <text:p text:style-name="P32"/>
      <text:p text:style-name="P32"/>
      <text:p text:style-name="P32"><draw:frame text:anchor-type="paragraph" draw:z-index="17" draw:name="Shape18" draw:style-name="gr13" draw:text-style-name="P171" svg:width="1.13cm" svg:height="0.325cm" svg:x="7.888cm" svg:y="0.171cm"><draw:text-box><text:p><text:span text:style-name="T82">fun</text:span></text:p></draw:text-box></draw:frame></text:p>
      <text:p text:style-name="P32"/>
      <text:p text:style-name="P32">The user of library is basically divided in <text:span text:style-name="T49">3</text:span> parts which are further divided into subparts :</text:p>
      <text:list xml:id="list8012645317339387549" text:style-name="L4">
        <text:list-item>
          <text:p text:style-name="P59">Early Learners</text:p>
          <text:list>
            <text:list-item>
              <text:p text:style-name="P122"><text:span text:style-name="T4">Typical </text:span><text:span text:style-name="T14">young </text:span><text:span text:style-name="T4">children</text:span></text:p>
            </text:list-item>
            <text:list-item>
              <text:p text:style-name="P60">Men/<text:span text:style-name="T57">Boys</text:span></text:p>
            </text:list-item>
            <text:list-item>
              <text:p text:style-name="P60">Women/<text:span text:style-name="T57">Girls</text:span></text:p>
            </text:list-item>
          </text:list>
        </text:list-item>
        <text:list-item>
          <text:p text:style-name="P61">Active learners</text:p>
          <text:list>
            <text:list-item>
              <text:p text:style-name="P62"><text:soft-page-break/>Non Job Seekers</text:p>
            </text:list-item>
            <text:list-item>
              <text:p text:style-name="P63">Job seekers</text:p>
            </text:list-item>
          </text:list>
        </text:list-item>
        <text:list-item>
          <text:p text:style-name="P64"><text:span text:style-name="T50">Other C</text:span>itizens</text:p>
          <text:list>
            <text:list-item>
              <text:p text:style-name="P65"><text:span text:style-name="T53">w</text:span>orking class *</text:p>
            </text:list-item>
            <text:list-item>
              <text:p text:style-name="P66">Non-<text:span text:style-name="T52">working class</text:span></text:p>
              <text:list>
                <text:list-item>
                  <text:p text:style-name="P66">Senior citizens</text:p>
                </text:list-item>
                <text:list-item>
                  <text:p text:style-name="P67">Others</text:p>
                </text:list-item>
              </text:list>
            </text:list-item>
          </text:list>
        </text:list-item>
      </text:list>
      <text:p text:style-name="P23">*<text:span text:style-name="T54">people employed for wages</text:span></text:p>
      <text:p text:style-name="P23"/>
      <text:p text:style-name="P23"/>
      <text:p text:style-name="P23"/>
      <text:p text:style-name="P23"/>
      <text:p text:style-name="P23"/>
      <text:p text:style-name="P45"/>
      <text:p text:style-name="P43"/>
      <text:p text:style-name="P43"><text:s text:c="16"/></text:p>
      <text:p text:style-name="P34">Below is the the insights from interviews conducted. Their needs and what library can deliver them is noted down.</text:p>
      <text:p text:style-name="P24"/>
      <text:p text:style-name="P24"/>
      <text:p text:style-name="P15">Early Learners</text:p>
      <text:p text:style-name="P27"/>
      <text:list xml:id="list4822856131731990106" text:style-name="L5">
        <text:list-item>
          <text:p text:style-name="P68">Typical chidren(3-<text:span text:style-name="T27">6</text:span> years)</text:p>
        </text:list-item>
      </text:list>
      <text:p text:style-name="P28"/>
      <text:p text:style-name="P28"><text:tab/></text:p>
      <text:p text:style-name="P28"><text:tab/><text:span text:style-name="T26">User Needs</text:span></text:p>
      <text:list xml:id="list4541347189987802199" text:style-name="L6">
        <text:list-item>
          <text:p text:style-name="P69">Reading</text:p>
        </text:list-item>
        <text:list-item>
          <text:p text:style-name="P131">Digital literacy</text:p>
        </text:list-item>
        <text:list-item>
          <text:p text:style-name="P123"><text:span text:style-name="T6">basic skills of daily activities (like related to health and hygine</text:span><text:span text:style-name="T7">)</text:span></text:p>
        </text:list-item>
        <text:list-item>
          <text:p text:style-name="P124"><text:span text:style-name="T6">W</text:span><text:span text:style-name="T4">orkshops</text:span></text:p>
        </text:list-item>
        <text:list-item>
          <text:p text:style-name="P70">Art &amp; craft activities</text:p>
        </text:list-item>
        <text:list-item>
          <text:p text:style-name="P125"><text:span text:style-name="T4">Interesting </text:span><text:span text:style-name="T9">informative </text:span><text:span text:style-name="T4">videos</text:span></text:p>
        </text:list-item>
        <text:list-item>
          <text:p text:style-name="P71">Experiment books</text:p>
        </text:list-item>
        <text:list-item>
          <text:p text:style-name="P72">Invention books</text:p>
        </text:list-item>
        <text:list-item>
          <text:p text:style-name="P126"><text:span text:style-name="T10">use computer</text:span><text:span text:style-name="T4"> </text:span></text:p>
        </text:list-item>
      </text:list>
      <text:p text:style-name="P33"/>
      <text:p text:style-name="P48"><text:span text:style-name="T4"><text:tab/></text:span><text:span text:style-name="T8">Need to Deliver</text:span></text:p>
      <text:list xml:id="list6513482139112185010" text:style-name="L7">
        <text:list-item>
          <text:p text:style-name="P127"><text:span text:style-name="T8">r</text:span><text:span text:style-name="T4">equire a teacher/</text:span><text:span text:style-name="T12">volunteer</text:span><text:span text:style-name="T4"> to deliver specific tasks</text:span></text:p>
        </text:list-item>
        <text:list-item>
          <text:p text:style-name="P73">a proper schedule for workshops and activities</text:p>
        </text:list-item>
        <text:list-item>
          <text:p text:style-name="P74">competitions like reading challenge, picture identification,etc.</text:p>
        </text:list-item>
        <text:list-item>
          <text:p text:style-name="P74">Schedule to use computer by each of them.</text:p>
        </text:list-item>
        <text:list-item>
          <text:p text:style-name="P75">Inculcate them volunteering to help others.</text:p>
        </text:list-item>
      </text:list>
      <text:p text:style-name="P28"><text:tab/></text:p>
      <text:p text:style-name="P29"/>
      <text:list xml:id="list141928093680949" text:continue-list="list4822856131731990106" text:style-name="L5">
        <text:list-item>
          <text:p text:style-name="P68">men</text:p>
          <text:list>
            <text:list-header>
              <text:p text:style-name="P76">No Interaction with them <text:span text:style-name="T28">at all</text:span>.</text:p>
            </text:list-header>
          </text:list>
        </text:list-item>
      </text:list>
      <text:p text:style-name="P28"/>
      <text:list xml:id="list141928963538171" text:continue-numbering="true" text:style-name="L5">
        <text:list-item>
          <text:p text:style-name="P68">women</text:p>
          <text:list>
            <text:list-header>
              <text:p text:style-name="P77">No pr<text:span text:style-name="T29">oper interaction with them.</text:span></text:p>
            </text:list-header>
          </text:list>
        </text:list-item>
      </text:list>
      <text:p text:style-name="P28"/>
      <text:p text:style-name="P16"><text:soft-page-break/>Active learners</text:p>
      <text:p text:style-name="P16"/>
      <text:list xml:id="list8577296967005830452" text:style-name="L8">
        <text:list-item>
          <text:p text:style-name="P78">Non job seekers <text:span text:style-name="T25">(consists of typical school going teenagers)</text:span></text:p>
        </text:list-item>
      </text:list>
      <text:p text:style-name="P30"/>
      <text:p text:style-name="P30"/>
      <text:p text:style-name="P30"><text:tab/><text:span text:style-name="T30">User Needs</text:span></text:p>
      <text:list xml:id="list141928065459115" text:continue-numbering="true" text:style-name="L8">
        <text:list-header>
          <text:p text:style-name="P78"/>
          <text:list>
            <text:list-item>
              <text:p text:style-name="P132">Career related information</text:p>
            </text:list-item>
            <text:list-item>
              <text:p text:style-name="P132">counsellor</text:p>
            </text:list-item>
            <text:list-item>
              <text:p text:style-name="P132">subject related doubts</text:p>
            </text:list-item>
            <text:list-item>
              <text:p text:style-name="P133">digital literacy</text:p>
            </text:list-item>
            <text:list-item>
              <text:p text:style-name="P158"><text:span text:style-name="T11">M</text:span><text:span text:style-name="T4">otivational sessions</text:span></text:p>
            </text:list-item>
            <text:list-item>
              <text:p text:style-name="P134">Organization of discussion of same kind of people in specific time</text:p>
            </text:list-item>
          </text:list>
        </text:list-header>
      </text:list>
      <text:p text:style-name="P3"/>
      <text:p text:style-name="P4">Need to deliver</text:p>
      <text:list xml:id="list698519594890535803" text:style-name="L9">
        <text:list-item>
          <text:p text:style-name="P135">A library daily routine for same level or kind of people <text:span text:style-name="T41">for discussion with each other</text:span></text:p>
        </text:list-item>
        <text:list-item>
          <text:p text:style-name="P139">Weekly counselling sessions from persons of different fields either in person or through video confrencing.</text:p>
        </text:list-item>
        <text:list-item>
          <text:p text:style-name="P159"><text:span text:style-name="T4">Books to improve</text:span><text:span text:style-name="T13"> weak subjects.</text:span></text:p>
        </text:list-item>
        <text:list-item>
          <text:p text:style-name="P140">Books of tell me why showing them reasons of stuffs.</text:p>
        </text:list-item>
      </text:list>
      <text:p text:style-name="P5"/>
      <text:p text:style-name="P2"/>
      <text:list xml:id="list141928465369299" text:continue-list="list141928065459115" text:style-name="L8">
        <text:list-item>
          <text:p text:style-name="P79">Job seekers</text:p>
        </text:list-item>
      </text:list>
      <text:p text:style-name="P31"><text:tab/></text:p>
      <text:p text:style-name="P36">Needs</text:p>
      <text:list xml:id="list162885903652878323" text:style-name="L10">
        <text:list-item>
          <text:p text:style-name="P80">Guidelines to pursue a particular field</text:p>
        </text:list-item>
        <text:list-item>
          <text:p text:style-name="P80">Teacher in library</text:p>
        </text:list-item>
        <text:list-item>
          <text:p text:style-name="P80">search for the solution of problem<text:span text:style-name="T37">s</text:span> arrived in his job*</text:p>
        </text:list-item>
        <text:list-item>
          <text:p text:style-name="P80">way to remember what he study</text:p>
        </text:list-item>
        <text:list-item>
          <text:p text:style-name="P81">books related to <text:s/>his/her area of interest <text:span text:style-name="T36">like gk,skill development</text:span></text:p>
        </text:list-item>
        <text:list-item>
          <text:p text:style-name="P82">book borrowing service</text:p>
        </text:list-item>
        <text:list-item>
          <text:p text:style-name="P82">books that are not present should be made available after request</text:p>
        </text:list-item>
        <text:list-item>
          <text:p text:style-name="P82">Information about upcoming jobs</text:p>
        </text:list-item>
        <text:list-item>
          <text:p text:style-name="P82">book to handle family responsibility</text:p>
        </text:list-item>
        <text:list-item>
          <text:p text:style-name="P82">self help books</text:p>
        </text:list-item>
        <text:list-item>
          <text:p text:style-name="P82">book to learn english language/english language learning sessions</text:p>
        </text:list-item>
        <text:list-item>
          <text:p text:style-name="P82">to get knowledge of happening around us</text:p>
        </text:list-item>
        <text:list-item>
          <text:p text:style-name="P83">Tough language books should be made understandable</text:p>
        </text:list-item>
        <text:list-item>
          <text:p text:style-name="P83">how to start a good career</text:p>
        </text:list-item>
        <text:list-item>
          <text:p text:style-name="P85">easy process to get books</text:p>
        </text:list-item>
        <text:list-item>
          <text:p text:style-name="P86">information about job in his locality</text:p>
        </text:list-item>
        <text:list-item>
          <text:p text:style-name="P86">Session for importance of health &amp; hygiene (girls hygiene)</text:p>
        </text:list-item>
        <text:list-item>
          <text:p text:style-name="P86">knowledge about how to start business</text:p>
          <text:p text:style-name="P86"/>
        </text:list-item>
      </text:list>
      <text:p text:style-name="P37"/>
      <text:p text:style-name="P37">Need to deliver</text:p>
      <text:list xml:id="list1058285467143467425" text:style-name="L11">
        <text:list-item>
          <text:p text:style-name="P87">Motivational sessions/motivational biography</text:p>
        </text:list-item>
        <text:list-item>
          <text:p text:style-name="P87">Inculcate attitude of helping others <text:span text:style-name="T39">through sessions/videos</text:span></text:p>
        </text:list-item>
        <text:list-item>
          <text:p text:style-name="P84">video projector</text:p>
        </text:list-item>
        <text:list-item>
          <text:p text:style-name="P89"><text:soft-page-break/><text:span text:style-name="T42">career</text:span> counsellor from different fields</text:p>
        </text:list-item>
        <text:list-item>
          <text:p text:style-name="P90">Books for starting business,gk,skill development,<text:span text:style-name="T40">self help,personality development</text:span></text:p>
        </text:list-item>
        <text:list-item>
          <text:p text:style-name="P90">computers,<text:span text:style-name="T44">handle family responsibility</text:span></text:p>
        </text:list-item>
        <text:list-item>
          <text:p text:style-name="P136">A library daily routine for same level or kind of people <text:span text:style-name="T41">for discussion with each other</text:span></text:p>
        </text:list-item>
        <text:list-item>
          <text:p text:style-name="P141">Sessions from already employed citizens in different fields.</text:p>
        </text:list-item>
        <text:list-item>
          <text:p text:style-name="P142">Life hack books like how to remember stuffs,<text:span text:style-name="T45">how to become engineer/scientist/doctor/teacher/other stuff.</text:span></text:p>
        </text:list-item>
        <text:list-item>
          <text:p text:style-name="P143"><text:span text:style-name="T43">to get s</text:span>tudent feedback about the books they want</text:p>
        </text:list-item>
        <text:list-item>
          <text:p text:style-name="P144">Dictionary</text:p>
        </text:list-item>
        <text:list-item>
          <text:p text:style-name="P145">Notice board for<text:span text:style-name="T38"> about job in his locality</text:span></text:p>
        </text:list-item>
        <text:list-item>
          <text:p text:style-name="P146">Notice board for upcoming jobs</text:p>
        </text:list-item>
        <text:list-item>
          <text:p text:style-name="P147">Sessions for managing health and hygiene</text:p>
        </text:list-item>
        <text:list-item>
          <text:p text:style-name="P148">Newspapers (English &amp; Hindi)</text:p>
        </text:list-item>
      </text:list>
      <text:list xml:id="list141928928826562" text:continue-list="list162885903652878323" text:style-name="L10">
        <text:list-header>
          <text:p text:style-name="P82"/>
        </text:list-header>
      </text:list>
      <text:p text:style-name="P31"/>
      <text:p text:style-name="P17"/>
      <text:p text:style-name="P17"/>
      <text:p text:style-name="P17"/>
      <text:p text:style-name="P17"/>
      <text:p text:style-name="P17"><text:span text:style-name="T51">Other </text:span>Citizens</text:p>
      <text:p text:style-name="P17"/>
      <text:p text:style-name="P17"/>
      <text:list xml:id="list7807603070404055799" text:style-name="L12">
        <text:list-item>
          <text:p text:style-name="P128">working class</text:p>
        </text:list-item>
      </text:list>
      <text:p text:style-name="P18"/>
      <text:p text:style-name="P17"><text:tab/><text:span text:style-name="T15">User Needs</text:span></text:p>
      <text:p text:style-name="P35"/>
      <text:list xml:id="list1069978852252850792" text:style-name="L13">
        <text:list-item>
          <text:p text:style-name="P160">Health &amp; well being <text:span text:style-name="T34">information</text:span></text:p>
        </text:list-item>
        <text:list-item>
          <text:p text:style-name="P160">social interaction</text:p>
        </text:list-item>
        <text:list-item>
          <text:p text:style-name="P149">digital literacy</text:p>
        </text:list-item>
      </text:list>
      <text:p text:style-name="P6"><text:tab/></text:p>
      <text:p text:style-name="P6"><text:tab/><text:span text:style-name="T33">Need to Deliver</text:span></text:p>
      <text:list xml:id="list226952303856194298" text:style-name="L14">
        <text:list-item>
          <text:p text:style-name="P161">Internet</text:p>
        </text:list-item>
        <text:list-item>
          <text:p text:style-name="P161">books/ebooks</text:p>
        </text:list-item>
        <text:list-item>
          <text:p text:style-name="P161">health advice sessions</text:p>
        </text:list-item>
        <text:list-item>
          <text:p text:style-name="P150">Newspapers</text:p>
        </text:list-item>
        <text:list-item>
          <text:p text:style-name="P150">Religious textbooks</text:p>
        </text:list-item>
        <text:list-item>
          <text:p text:style-name="P151">Magazines</text:p>
        </text:list-item>
      </text:list>
      <text:p text:style-name="P17"/>
      <text:p text:style-name="P17"/>
      <text:list xml:id="list141927256885453" text:continue-numbering="true" text:style-name="L14">
        <text:list-item>
          <text:p text:style-name="P130"><text:span text:style-name="T55">Non </text:span><text:span text:style-name="T56">Working</text:span></text:p>
        </text:list-item>
      </text:list>
      <text:p text:style-name="P17"/>
      <text:p text:style-name="P17"/>
      <text:list xml:id="list6334560547358120448" text:style-name="L15">
        <text:list-item>
          <text:p text:style-name="P129">Senior Citizens</text:p>
          <text:p text:style-name="P129"/>
        </text:list-item>
      </text:list>
      <text:p text:style-name="P17"><text:tab/><text:span text:style-name="T16">Needs</text:span></text:p>
      <text:list xml:id="list141927484108617" text:continue-list="list1069978852252850792" text:style-name="L13">
        <text:list-item>
          <text:p text:style-name="P162">Digital literacy</text:p>
        </text:list-item>
        <text:list-item>
          <text:p text:style-name="P162">reading</text:p>
        </text:list-item>
        <text:list-item>
          <text:p text:style-name="P162">health and well being</text:p>
        </text:list-item>
      </text:list>
      <text:p text:style-name="P7"><text:tab/></text:p>
      <text:p text:style-name="P9"><text:span text:style-name="T16"><text:tab/></text:span><text:span text:style-name="T17">Need to deliver</text:span></text:p>
      <text:list xml:id="list1515324968290900117" text:style-name="L16">
        <text:list-item>
          <text:p text:style-name="P152"><text:soft-page-break/>Health information</text:p>
        </text:list-item>
      </text:list>
      <text:list xml:id="list6697322171478139857" text:style-name="L17">
        <text:list-item>
          <text:p text:style-name="P166">Books</text:p>
        </text:list-item>
        <text:list-item>
          <text:p text:style-name="P164"><text:span text:style-name="T17">home </text:span><text:span text:style-name="T18">sevice </text:span><text:span text:style-name="T19">for books</text:span></text:p>
        </text:list-item>
        <text:list-item>
          <text:p text:style-name="P154">Religious textbooks</text:p>
        </text:list-item>
        <text:list-item>
          <text:p text:style-name="P165"><text:span text:style-name="T20">Magazines</text:span><text:span text:style-name="T17"> </text:span></text:p>
        </text:list-item>
      </text:list>
      <text:p text:style-name="P8"/>
      <text:list xml:id="list141927257109257" text:continue-numbering="true" text:style-name="L17">
        <text:list-item>
          <text:p text:style-name="P168">Other</text:p>
        </text:list-item>
      </text:list>
      <text:p text:style-name="P10"/>
      <text:p text:style-name="P38">Needs</text:p>
      <text:list xml:id="list141927215072983" text:continue-list="list141927484108617" text:style-name="L13">
        <text:list-item>
          <text:p text:style-name="P163">Digital literacy</text:p>
        </text:list-item>
        <text:list-item>
          <text:p text:style-name="P163">reading</text:p>
        </text:list-item>
        <text:list-item>
          <text:p text:style-name="P156">health <text:span text:style-name="T46">well being</text:span></text:p>
        </text:list-item>
      </text:list>
      <text:p text:style-name="P39"/>
      <text:p text:style-name="P39">Need to deliver</text:p>
      <text:list xml:id="list141927302549437" text:continue-list="list1515324968290900117" text:style-name="L16">
        <text:list-item>
          <text:p text:style-name="P153">Health information</text:p>
        </text:list-item>
      </text:list>
      <text:list xml:id="list4989312866704432285" text:style-name="L18">
        <text:list-item>
          <text:p text:style-name="P167">Books</text:p>
        </text:list-item>
        <text:list-item>
          <text:p text:style-name="P169"><text:span text:style-name="T17">home </text:span><text:span text:style-name="T18">sevice </text:span><text:span text:style-name="T19">for books</text:span></text:p>
        </text:list-item>
        <text:list-item>
          <text:p text:style-name="P155">Religious textbooks</text:p>
        </text:list-item>
        <text:list-item>
          <text:p text:style-name="P157">Magazines regarding house managing stuffs</text:p>
        </text:list-item>
      </text:list>
      <text:list xml:id="list141928851673185" text:continue-list="list141927215072983" text:style-name="L13">
        <text:list-header>
          <text:p text:style-name="P156"/>
        </text:list-header>
      </text:list>
      <text:p text:style-name="P17"/>
      <text:p text:style-name="P27"/>
      <text:p text:style-name="P25"/>
      <text:p text:style-name="P14">What library can deliver</text:p>
      <text:p text:style-name="P40"><text:tab/></text:p>
      <text:list xml:id="list4382623451691884539" text:style-name="L19">
        <text:list-item>
          <text:p text:style-name="P91">Must have books</text:p>
          <text:list>
            <text:list-item>
              <text:p text:style-name="P91">Art and craft activities,<text:span text:style-name="T62">board games related to learning purpose</text:span></text:p>
            </text:list-item>
            <text:list-item>
              <text:p text:style-name="P91">Encylopedia,space science,stories,<text:span text:style-name="T59">Tell me why.</text:span></text:p>
            </text:list-item>
            <text:list-item>
              <text:p text:style-name="P92">Science Experiment books</text:p>
            </text:list-item>
            <text:list-item>
              <text:p text:style-name="P93"><text:span text:style-name="T80">S</text:span>elf help books</text:p>
            </text:list-item>
            <text:list-item>
              <text:p text:style-name="P94">learn and write english from basics , english grammar ,<text:span text:style-name="T60">dictionaries</text:span></text:p>
            </text:list-item>
            <text:list-item>
              <text:p text:style-name="P95">about career information (like how to go in this field)</text:p>
            </text:list-item>
            <text:list-item>
              <text:p text:style-name="P96"><text:span text:style-name="T63">about</text:span> start<text:span text:style-name="T63">ing</text:span> own business</text:p>
            </text:list-item>
            <text:list-item>
              <text:p text:style-name="P97">Monthly Magazines <text:span text:style-name="T61">like pratiyogita darpan,competition success,etc.</text:span></text:p>
            </text:list-item>
            <text:list-item>
              <text:p text:style-name="P98">About health and hygiene</text:p>
            </text:list-item>
            <text:list-item>
              <text:p text:style-name="P99">Religious books like gita,ramayan,etc.</text:p>
            </text:list-item>
            <text:list-item>
              <text:p text:style-name="P100">NCERT textbooks/ebooks ,<text:span text:style-name="T79">help books for NCERT</text:span></text:p>
            </text:list-item>
          </text:list>
        </text:list-item>
        <text:list-item>
          <text:p text:style-name="P101">computer (also a schedule so that user can also use computer for their own specific use)</text:p>
        </text:list-item>
        <text:list-item>
          <text:p text:style-name="P102">Interesting <text:span text:style-name="T64">informative </text:span>videos <text:span text:style-name="T65">offline/online</text:span></text:p>
        </text:list-item>
        <text:list-item>
          <text:p text:style-name="P103">organize competition at regular intervals for all age groups</text:p>
        </text:list-item>
        <text:list-item>
          <text:p text:style-name="P104">Q &amp; A session from experts online/offline <text:span text:style-name="T66">at regular intervals</text:span></text:p>
        </text:list-item>
        <text:list-item>
          <text:p text:style-name="P107">career counselling sessions online/offline <text:span text:style-name="T66">at regular intervals for both job seekers and active learners.</text:span></text:p>
        </text:list-item>
        <text:list-item>
          <text:p text:style-name="P137">A library <text:span text:style-name="T67">schedule as per framework of divison of population by me so that they can have discussion with each other</text:span></text:p>
        </text:list-item>
        <text:list-item>
          <text:p text:style-name="P88">Motivational sessions/motivational biography <text:span text:style-name="T68">per week</text:span></text:p>
        </text:list-item>
        <text:list-item>
          <text:p text:style-name="P108">A notice board about job in locality and anyone in locality can update it , if he knows about vacancy somewhere or those who can offer job.</text:p>
        </text:list-item>
        <text:list-item>
          <text:p text:style-name="P109">Employability related newspaper and also regular hindi and english newspaper.</text:p>
        </text:list-item>
        <text:list-item>
          <text:p text:style-name="P109"><text:soft-page-break/><text:span text:style-name="T69">Video projector</text:span></text:p>
        </text:list-item>
        <text:list-item>
          <text:p text:style-name="P110">monthly motivational figures documentry sessions</text:p>
          <text:p text:style-name="P107"/>
          <text:list>
            <text:list-header>
              <text:p text:style-name="P100"/>
              <text:p text:style-name="P97"/>
            </text:list-header>
          </text:list>
        </text:list-item>
      </text:list>
      <text:p text:style-name="P42"/>
      <text:p text:style-name="P40"><text:tab/></text:p>
      <text:p text:style-name="P26"/>
      <text:p text:style-name="P26"/>
      <text:p text:style-name="P41"/>
      <text:p text:style-name="P26">Purposed<text:span text:style-name="T21"> </text:span>Library Structure :</text:p>
      <text:list xml:id="list6594626375533679653" text:style-name="L20">
        <text:list-item>
          <text:p text:style-name="P111">Library Student Council for managing library (will be given special incentive in some form like extra book issue, gi<text:span text:style-name="T35">ft them</text:span> book)</text:p>
        </text:list-item>
        <text:list-item>
          <text:p text:style-name="P111">Guest <text:span text:style-name="T23">book </text:span>feeback <text:span text:style-name="T23">and suggestions</text:span></text:p>
        </text:list-item>
        <text:list-item>
          <text:p text:style-name="P111">Student <text:span text:style-name="T23">book f</text:span>eedback <text:span text:style-name="T23">and suggestions</text:span></text:p>
        </text:list-item>
        <text:list-item>
          <text:p text:style-name="P112">Feedback grid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Like</text:p>
          </table:table-cell>
          <table:table-cell table:style-name="Table3.B1" office:value-type="string">
            <text:p text:style-name="P1">Any change</text:p>
          </table:table-cell>
        </table:table-row>
        <table:table-row table:style-name="Table3.2">
          <table:table-cell table:style-name="Table3.A2" office:value-type="string">
            <text:p text:style-name="P1">Dislike</text:p>
          </table:table-cell>
          <table:table-cell table:style-name="Table3.B2" office:value-type="string">
            <text:p text:style-name="P1">New Idea</text:p>
          </table:table-cell>
        </table:table-row>
      </table:table>
      <text:list xml:id="list282622041718925066" text:style-name="L21">
        <text:list-item>
          <text:p text:style-name="P105">publicity of library <text:span text:style-name="T1">in govt. Schools</text:span></text:p>
        </text:list-item>
        <text:list-item>
          <text:p text:style-name="P113">teaching/story telling through videos</text:p>
        </text:list-item>
        <text:list-item>
          <text:p text:style-name="P114"><text:span text:style-name="T47">A weekly routine for w</text:span>orkshops/<text:span text:style-name="T22">activities</text:span> for primary and middle schools children <text:span text:style-name="T58">and other activities like drama performance by students self prepared by students</text:span></text:p>
        </text:list-item>
        <text:list-item>
          <text:p text:style-name="P106">competition <text:span text:style-name="T23">ideas</text:span></text:p>
        </text:list-item>
        <text:list-item>
          <text:p text:style-name="P115">Half yearly review sessions <text:span text:style-name="T24">for library</text:span></text:p>
        </text:list-item>
        <text:list-item>
          <text:p text:style-name="P116">Beside these there is a need for proper environment design for library space.</text:p>
          <text:p text:style-name="P138"/>
          <text:p text:style-name="P138"/>
        </text:list-item>
      </text:list>
      <text:list xml:id="list141927318278360" text:continue-list="list6594626375533679653" text:style-name="L20">
        <text:list-header>
          <text:p text:style-name="P111"/>
        </text:list-header>
      </text:list>
      <text:p text:style-name="P26"/>
      <text:list xml:id="list6139227736040414960" text:style-name="L22">
        <text:list-header>
          <text:p text:style-name="P1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9:33:02.715080173</meta:creation-date>
    <dc:date>2017-01-02T14:19:08.193242068</dc:date>
    <meta:editing-duration>PT12H37M24S</meta:editing-duration>
    <meta:editing-cycles>252</meta:editing-cycles>
    <meta:generator>LibreOffice/5.1.4.2$Linux_X86_64 LibreOffice_project/10m0$Build-2</meta:generator>
    <meta:document-statistic meta:table-count="2" meta:image-count="0" meta:object-count="0" meta:page-count="7" meta:paragraph-count="228" meta:word-count="1182" meta:character-count="7002" meta:non-whitespace-character-count="6029"/>
  </office:meta>
</office:document-meta>
</file>